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0.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100000000000024F000001E0D67429AC811386A9.jpg" manifest:media-type="image/jpeg"/>
  <manifest:file-entry manifest:full-path="Pictures/TablePreview22.svm" manifest:media-type=""/>
  <manifest:file-entry manifest:full-path="Pictures/TablePreview2.svm" manifest:media-type=""/>
  <manifest:file-entry manifest:full-path="Pictures/TablePreview24.svm" manifest:media-type=""/>
  <manifest:file-entry manifest:full-path="Pictures/TablePreview4.svm" manifest:media-type=""/>
  <manifest:file-entry manifest:full-path="Pictures/TablePreview21.svm" manifest:media-type=""/>
  <manifest:file-entry manifest:full-path="Pictures/TablePreview19.svm" manifest:media-type=""/>
  <manifest:file-entry manifest:full-path="Pictures/TablePreview1.svm" manifest:media-type=""/>
  <manifest:file-entry manifest:full-path="Pictures/TablePreview23.svm" manifest:media-type=""/>
  <manifest:file-entry manifest:full-path="Pictures/TablePreview3.svm" manifest:media-type=""/>
  <manifest:file-entry manifest:full-path="Pictures/TablePreview25.svm" manifest:media-type=""/>
  <manifest:file-entry manifest:full-path="Pictures/TablePreview5.svm" manifest:media-type=""/>
  <manifest:file-entry manifest:full-path="Pictures/TablePreview26.svm" manifest:media-type=""/>
  <manifest:file-entry manifest:full-path="Pictures/10000001000000B0000000B0775F6D2B2B350A60.png" manifest:media-type="image/png"/>
  <manifest:file-entry manifest:full-path="Pictures/TablePreview6.svm" manifest:media-type=""/>
  <manifest:file-entry manifest:full-path="Pictures/TablePreview27.svm" manifest:media-type=""/>
  <manifest:file-entry manifest:full-path="Pictures/TablePreview7.svm" manifest:media-type=""/>
  <manifest:file-entry manifest:full-path="Pictures/TablePreview10.svm" manifest:media-type=""/>
  <manifest:file-entry manifest:full-path="Pictures/TablePreview8.svm" manifest:media-type=""/>
  <manifest:file-entry manifest:full-path="Pictures/TablePreview11.svm" manifest:media-type=""/>
  <manifest:file-entry manifest:full-path="Pictures/TablePreview9.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Arial Unicode MS1" svg:font-family="'Arial Unicode MS'" style:font-family-generic="system" style:font-pitch="variable" style:font-charset="x-symbol"/>
    <style:font-face style:name="Arial Unicode MS2" svg:font-family="'Arial Unicode MS'" style:font-pitch="variable" style:font-charset="x-symbol"/>
    <style:font-face style:name="Cambria" svg:font-family="Cambria" style:font-family-generic="roman"/>
    <style:font-face style:name="Cambria1" svg:font-family="Cambria" style:font-family-generic="roman" style:font-pitch="variable"/>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decorative"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charset="x-symbol"/>
    <style:font-face style:name="Microsoft YaHei2" svg:font-family="'Microsoft YaHei'" style:font-family-generic="system"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charset="x-symbol"/>
    <style:font-face style:name="OpenSymbol3" svg:font-family="OpenSymbol" style:font-pitch="variable" style:font-charset="x-symbol"/>
    <style:font-face style:name="OpenSymbol4" svg:font-family="OpenSymbol" style:font-adornments="Regular" style:font-charset="x-symbol"/>
    <style:font-face style:name="Segoe UI" svg:font-family="'Segoe UI'" style:font-pitch="variable"/>
    <style:font-face style:name="Segoe UI1" svg:font-family="'Segoe UI'" style:font-family-generic="system"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roman" style:font-pitch="variable"/>
    <style:font-face style:name="Tahoma1" svg:font-family="Tahoma" style:font-family-generic="system"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rotect="position siz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Standard-outline1">
      <style:graphic-properties fo:min-height="6.04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co1" style:family="table-column">
      <style:table-column-properties style:column-width="11.538cm" style:use-optimal-column-width="false"/>
    </style:style>
    <style:style style:name="co2" style:family="table-column">
      <style:table-column-properties style:column-width="0.6cm" style:use-optimal-column-width="false"/>
    </style:style>
    <style:style style:name="co3" style:family="table-column">
      <style:table-column-properties style:column-width="12.272cm" style:use-optimal-column-width="false"/>
    </style:style>
    <style:style style:name="co4" style:family="table-column">
      <style:table-column-properties style:column-width="12.271cm" style:use-optimal-column-width="false"/>
    </style:style>
    <style:style style:name="ro1" style:family="table-row">
      <style:table-row-properties style:row-height="8.428cm" style:use-optimal-row-height="false"/>
    </style:style>
    <style:style style:name="ro2" style:family="table-row">
      <style:table-row-properties style:row-height="6.92cm" style:use-optimal-row-height="false"/>
    </style:style>
    <style:style style:name="ro3" style:family="table-row">
      <style:table-row-properties style:row-height="3.979cm" style:use-optimal-row-height="false"/>
    </style:style>
    <style:style style:name="ro4" style:family="table-row">
      <style:table-row-properties style:row-height="3.347cm" style:use-optimal-row-height="false"/>
    </style:style>
    <style:style style:name="ro5" style:family="table-row">
      <style:table-row-properties style:row-height="8.064cm" style:use-optimal-row-height="false"/>
    </style:style>
    <style:style style:name="ro6" style:family="table-row">
      <style:table-row-properties style:row-height="3.05cm" style:use-optimal-row-height="false"/>
    </style:style>
    <style:style style:name="ro7" style:family="table-row">
      <style:table-row-properties style:row-height="3.955cm" style:use-optimal-row-height="false"/>
    </style:style>
    <style:style style:name="ro8" style:family="table-row">
      <style:table-row-properties style:row-height="4.15cm" style:use-optimal-row-height="false"/>
    </style:style>
    <style:style style:name="ro9" style:family="table-row">
      <style:table-row-properties style:row-height="4.261cm" style:use-optimal-row-height="false"/>
    </style:style>
    <style:style style:name="ro10" style:family="table-row">
      <style:table-row-properties style:row-height="5.704cm" style:use-optimal-row-height="false"/>
    </style:style>
    <style:style style:name="ro11" style:family="table-row">
      <style:table-row-properties style:row-height="9.684cm" style:use-optimal-row-height="false"/>
    </style:style>
    <style:style style:name="ro12" style:family="table-row">
      <style:table-row-properties style:row-height="6.476cm" style:use-optimal-row-height="false"/>
    </style:style>
    <style:style style:name="ro13" style:family="table-row">
      <style:table-row-properties style:row-height="8.968cm" style:use-optimal-row-height="false"/>
    </style:style>
    <style:style style:name="ro14" style:family="table-row">
      <style:table-row-properties style:row-height="5.613cm" style:use-optimal-row-height="false"/>
    </style:style>
    <style:style style:name="ro15" style:family="table-row">
      <style:table-row-properties style:row-height="2.868cm" style:use-optimal-row-height="false"/>
    </style:style>
    <style:style style:name="ro16" style:family="table-row">
      <style:table-row-properties style:row-height="2.841cm" style:use-optimal-row-height="false"/>
    </style:style>
    <style:style style:name="ro17" style:family="table-row">
      <style:table-row-properties style:row-height="4.047cm" style:use-optimal-row-height="false"/>
    </style:style>
    <style:style style:name="ro18" style:family="table-row">
      <style:table-row-properties style:row-height="6.532cm" style:use-optimal-row-height="false"/>
    </style:style>
    <style:style style:name="ro19" style:family="table-row">
      <style:table-row-properties style:row-height="8.856cm" style:use-optimal-row-height="false"/>
    </style:style>
    <style:style style:name="ro20" style:family="table-row">
      <style:table-row-properties style:row-height="6.933cm" style:use-optimal-row-height="false"/>
    </style:style>
    <style:style style:name="ro21" style:family="table-row">
      <style:table-row-properties style:row-height="8.483cm" style:use-optimal-row-height="false"/>
    </style:style>
    <style:style style:name="ro22" style:family="table-row">
      <style:table-row-properties style:row-height="6.949cm" style:use-optimal-row-height="false"/>
    </style:style>
    <style:style style:name="ro23" style:family="table-row">
      <style:table-row-properties style:row-height="8.411cm" style:use-optimal-row-height="false"/>
    </style:style>
    <style:style style:name="ro24" style:family="table-row">
      <style:table-row-properties style:row-height="3.106cm" style:use-optimal-row-height="false"/>
    </style:style>
    <style:style style:name="ro25" style:family="table-row">
      <style:table-row-properties style:row-height="4.178cm" style:use-optimal-row-height="false"/>
    </style:style>
    <style:style style:name="ro26" style:family="table-row">
      <style:table-row-properties style:row-height="3.063cm" style:use-optimal-row-height="false"/>
    </style:style>
    <style:style style:name="ro27" style:family="table-row">
      <style:table-row-properties style:row-height="5.097cm" style:use-optimal-row-height="false"/>
    </style:style>
    <style:style style:name="ro28" style:family="table-row">
      <style:table-row-properties style:row-height="15.416cm" style:use-optimal-row-height="false"/>
    </style:style>
    <style:style style:name="ro29" style:family="table-row">
      <style:table-row-properties style:row-height="6.309cm" style:use-optimal-row-height="false"/>
    </style:style>
    <style:style style:name="ro30" style:family="table-row">
      <style:table-row-properties style:row-height="9.079cm" style:use-optimal-row-height="false"/>
    </style:style>
    <style:style style:name="ro31" style:family="table-row">
      <style:table-row-properties style:row-height="1.491cm" style:use-optimal-row-height="false"/>
    </style:style>
    <style:style style:name="ro32" style:family="table-row">
      <style:table-row-properties style:row-height="3.223cm" style:use-optimal-row-height="false"/>
    </style:style>
    <style:style style:name="ro33" style:family="table-row">
      <style:table-row-properties style:row-height="3.099cm" style:use-optimal-row-height="false"/>
    </style:style>
    <style:style style:name="ro34" style:family="table-row">
      <style:table-row-properties style:row-height="4.317cm" style:use-optimal-row-height="false"/>
    </style:style>
    <style:style style:name="ro35" style:family="table-row">
      <style:table-row-properties style:row-height="3.342cm" style:use-optimal-row-height="false"/>
    </style:style>
    <style:style style:name="ro36" style:family="table-row">
      <style:table-row-properties style:row-height="7.562cm" style:use-optimal-row-height="false"/>
    </style:style>
    <style:style style:name="ro37" style:family="table-row">
      <style:table-row-properties style:row-height="7.882cm" style:use-optimal-row-height="false"/>
    </style:style>
    <style:style style:name="ro38" style:family="table-row">
      <style:table-row-properties style:row-height="5.167cm" style:use-optimal-row-height="false"/>
    </style:style>
    <style:style style:name="ro39" style:family="table-row">
      <style:table-row-properties style:row-height="3.231cm" style:use-optimal-row-height="false"/>
    </style:style>
    <style:style style:name="ro40" style:family="table-row">
      <style:table-row-properties style:row-height="2.534cm" style:use-optimal-row-height="false"/>
    </style:style>
    <style:style style:name="ro41" style:family="table-row">
      <style:table-row-properties style:row-height="4.456cm" style:use-optimal-row-height="false"/>
    </style:style>
    <style:style style:name="ro42" style:family="table-row">
      <style:table-row-properties style:row-height="2.995cm" style:use-optimal-row-height="false"/>
    </style:style>
    <style:style style:name="ro43" style:family="table-row">
      <style:table-row-properties style:row-height="5.709cm" style:use-optimal-row-height="false"/>
    </style:style>
    <style:style style:name="ro44" style:family="table-row">
      <style:table-row-properties style:row-height="2.897cm" style:use-optimal-row-height="false"/>
    </style:style>
    <style:style style:name="ro45" style:family="table-row">
      <style:table-row-properties style:row-height="3.815cm" style:use-optimal-row-height="false"/>
    </style:style>
    <style:style style:name="ro46" style:family="table-row">
      <style:table-row-properties style:row-height="5.333cm" style:use-optimal-row-height="false"/>
    </style:style>
    <style:style style:name="ro47" style:family="table-row">
      <style:table-row-properties style:row-height="10.083cm" style:use-optimal-row-height="false"/>
    </style:style>
    <style:style style:name="ro48" style:family="table-row">
      <style:table-row-properties style:row-height="3.245cm" style:use-optimal-row-height="false"/>
    </style:style>
    <style:style style:name="ro49" style:family="table-row">
      <style:table-row-properties style:row-height="5.821cm" style:use-optimal-row-height="false"/>
    </style:style>
    <style:style style:name="ro50" style:family="table-row">
      <style:table-row-properties style:row-height="6.378cm" style:use-optimal-row-height="false"/>
    </style:style>
    <style:style style:name="ro51" style:family="table-row">
      <style:table-row-properties style:row-height="4.721cm" style:use-optimal-row-height="false"/>
    </style:style>
    <style:style style:name="ro52" style:family="table-row">
      <style:table-row-properties style:row-height="10.667cm" style:use-optimal-row-height="false"/>
    </style:style>
    <style:style style:name="ro53" style:family="table-row">
      <style:table-row-properties style:row-height="5.18cm" style:use-optimal-row-height="false"/>
    </style:style>
    <style:style style:name="ro54" style:family="table-row">
      <style:table-row-properties style:row-height="7.102cm" style:use-optimal-row-height="false"/>
    </style:style>
    <style:style style:name="ro55" style:family="table-row">
      <style:table-row-properties style:row-height="6.838cm" style:use-optimal-row-height="false"/>
    </style:style>
    <style:style style:name="ro56" style:family="table-row">
      <style:table-row-properties style:row-height="2.405cm" style:use-optimal-row-height="false"/>
    </style:style>
    <style:style style:name="ro57" style:family="table-row">
      <style:table-row-properties style:row-height="6.173cm" style:use-optimal-row-height="false"/>
    </style:style>
    <style:style style:name="ro58" style:family="table-row">
      <style:table-row-properties style:row-height="4.766cm" style:use-optimal-row-height="false"/>
    </style:style>
    <style:style style:name="ro59" style:family="table-row">
      <style:table-row-properties style:row-height="2.318cm" style:use-optimal-row-height="false"/>
    </style:style>
    <style:style style:name="ro60" style:family="table-row">
      <style:table-row-properties style:row-height="5.936cm" style:use-optimal-row-height="false"/>
    </style:style>
    <style:style style:name="ro61" style:family="table-row">
      <style:table-row-properties style:row-height="4.025cm" style:use-optimal-row-height="false"/>
    </style:style>
    <style:style style:name="ro62" style:family="table-row">
      <style:table-row-properties style:row-height="2.089cm" style:use-optimal-row-height="false"/>
    </style:style>
    <style:style style:name="ro63" style:family="table-row">
      <style:table-row-properties style:row-height="2.395cm" style:use-optimal-row-height="false"/>
    </style:style>
    <style:style style:name="ro64" style:family="table-row">
      <style:table-row-properties style:row-height="6.907cm" style:use-optimal-row-height="false"/>
    </style:style>
    <style:style style:name="ro65" style:family="table-row">
      <style:table-row-properties style:row-height="4.582cm" style:use-optimal-row-height="false"/>
    </style:style>
    <style:style style:name="ro66" style:family="table-row">
      <style:table-row-properties style:row-height="10.862cm" style:use-optimal-row-height="false"/>
    </style:style>
    <style:style style:name="ro67" style:family="table-row">
      <style:table-row-properties style:row-height="6.03cm" style:use-optimal-row-height="false"/>
    </style:style>
    <style:style style:name="ro68" style:family="table-row">
      <style:table-row-properties style:row-height="2.999cm" style:use-optimal-row-height="false"/>
    </style:style>
    <style:style style:name="ro69" style:family="table-row">
      <style:table-row-properties style:row-height="6.415cm" style:use-optimal-row-height="false"/>
    </style:style>
    <style:style style:name="ce1" style:family="table-cell">
      <loext:graphic-properties draw:fill="solid" draw:fill-color="#ffe6e6"/>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2" style:family="table-cell">
      <loext:graphic-properties draw:fill="none" draw:fill-color="#eeeeee"/>
      <style:paragraph-properties fo:margin-left="0cm" fo:margin-right="0cm" fo:margin-top="0cm" fo:margin-bottom="0cm" fo:text-indent="0cm"/>
      <style:text-properties style:font-name="Open Sans" fo:font-size="18pt" style:font-size-asian="18pt" style:font-size-complex="18pt"/>
    </style:style>
    <style:style style:name="ce3" style:family="table-cell">
      <loext:graphic-properties draw:fill="solid" draw:fill-color="#eeeeee"/>
      <style:paragraph-properties fo:margin-left="0cm" fo:margin-right="0cm" fo:margin-top="0cm" fo:margin-bottom="0cm" fo:text-align="start" fo:text-indent="0cm"/>
      <style:text-properties fo:color="#002377" loext:opacity="100%" loext:color-lum-mod="100%" loext:color-lum-off="0%" style:font-name="Open Sans" fo:font-size="18pt" style:font-size-asian="18pt" style:font-size-complex="18pt"/>
    </style:style>
    <style:style style:name="ce4" style:family="table-cell">
      <loext:graphic-properties draw:fill="solid" draw:fill-color="#eeeeee"/>
      <style:paragraph-properties fo:margin-left="0cm" fo:margin-right="0cm" fo:margin-top="0cm" fo:margin-bottom="0cm" fo:text-indent="0cm"/>
      <style:text-properties fo:color="#002377" loext:opacity="100%" loext:color-lum-mod="100%" loext:color-lum-off="0%" style:font-name="Open Sans" fo:font-size="18pt" style:font-size-asian="18pt" style:font-size-complex="18pt"/>
    </style:style>
    <style:style style:name="ce5" style:family="table-cell">
      <loext:graphic-properties draw:fill="solid" draw:fill-color="#ffe6e6"/>
      <style:paragraph-properties fo:margin-left="0cm" fo:margin-right="0cm" fo:margin-top="0cm" fo:margin-bottom="0cm" fo:text-indent="0cm"/>
      <style:text-properties style:font-name="Open Sans" fo:font-size="18pt" fo:language="en" fo:country="US" fo:font-style="normal" fo:font-weight="normal" style:font-size-asian="18pt" style:font-style-asian="normal" style:font-weight-asian="normal" style:font-size-complex="18pt" style:font-style-complex="normal" style:font-weight-complex="normal"/>
    </style:style>
    <style:style style:name="ce6"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fill="solid" draw:fill-color="#ffe6e6"/>
      <style:paragraph-properties fo:margin-left="0cm" fo:margin-right="0cm" fo:margin-top="0cm" fo:margin-bottom="0cm" fo:text-align="start" fo:text-indent="0cm"/>
      <style:text-properties fo:color="#000000" loext:opacity="100%" loext:color-lum-mod="100%" loext:color-lum-off="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8"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9"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ffffff" fo:border-bottom="none" style:text-autospace="ideograph-alpha" style:punctuation-wrap="simple" style:line-break="strict">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1" style:family="table-cell">
      <loext:graphic-properties draw:fill="none" draw:fill-color="#eeeeee"/>
      <style:paragraph-properties fo:margin-left="0cm" fo:margin-right="0cm" fo:margin-top="0cm" fo:margin-bottom="0cm" fo:text-indent="0cm" fo:border-left="none" fo:border-right="0.03pt solid #ffffff" fo:border-top="0.03pt solid #ffffff" fo:border-bottom="0.03pt solid #ffffff"/>
      <style:text-properties style:font-name="Open Sans" fo:font-size="18pt" style:font-size-asian="18pt" style:font-size-complex="18pt"/>
    </style:style>
    <style:style style:name="ce12" style:family="table-cell">
      <loext:graphic-properties draw:fill="solid" draw:fill-color="#ffe6e6"/>
      <style:paragraph-properties fo:margin-left="0cm" fo:margin-right="0cm" fo:margin-top="0cm" fo:margin-bottom="0cm" fo:text-align="start" fo:text-indent="0cm" fo:border-left="0.03pt solid #ffffff" fo:border-right="0.03pt solid #ffffff" fo:border-top="0.03pt solid #ffffff" fo:border-bottom="none"/>
      <style:text-properties fo:color="#000000" loext:opacity="100%" loext:color-lum-mod="100%" loext:color-lum-off="0%" style:font-name="Open Sans" fo:font-size="18pt" fo:language="en" fo:country="GB" fo:font-style="normal"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style>
    <style:style style:name="ce13" style:family="table-cell">
      <loext:graphic-properties draw:fill="solid" draw:fill-color="#ffe6e6"/>
      <style:paragraph-properties fo:margin-left="0cm" fo:margin-right="0cm" fo:margin-top="0cm" fo:margin-bottom="0cm" fo:text-align="start" fo:text-indent="0cm" fo:border-left="0.03pt solid #ffffff" fo:border-right="0.03pt solid #ffffff" fo:border-top="0.03pt solid #ffffff" fo:border-bottom="none"/>
      <style:text-properties fo:color="#000000" loext:opacity="100%" loext:color-lum-mod="100%" loext:color-lum-off="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14"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 style:family="paragraph">
      <style:paragraph-properties fo:margin-left="0cm" fo:margin-right="0cm" fo:text-indent="0cm" style:writing-mode="lr-tb"/>
      <style:text-properties fo:language="fr" fo:country="FR" style:language-asian="zxx" style:country-asian="none" style:language-complex="zxx" style:country-complex="none"/>
    </style:style>
    <style:style style:name="P2" style:family="paragraph">
      <style:paragraph-properties fo:text-align="start"/>
    </style:style>
    <style:style style:name="P3" style:family="paragraph">
      <loext:graphic-properties draw:fill="none" draw:fill-color="#ffffff"/>
      <style:paragraph-properties fo:text-align="start" style:writing-mode="lr-tb"/>
      <style:text-properties fo:color="#c1121f" loext:opacity="100%" loext:color-lum-mod="100%" loext:color-lum-off="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fo:color="#002377" loext:opacity="100%" loext:color-lum-mod="100%" loext:color-lum-off="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6" style:family="paragraph">
      <style:paragraph-properties fo:margin-left="0cm" fo:margin-right="0cm" fo:margin-top="0cm" fo:margin-bottom="0cm" fo:text-indent="0cm"/>
      <style:text-properties fo:language="en" fo:country="GB"/>
    </style:style>
    <style:style style:name="P7" style:family="paragraph">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P8"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9" style:family="paragraph">
      <style:text-properties fo:language="en" fo:country="US"/>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1" style:family="paragraph">
      <style:text-properties fo:language="en" fo:country="GB"/>
    </style:style>
    <style:style style:name="P12"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13" style:family="paragraph">
      <style:paragraph-properties fo:margin-left="0cm" fo:margin-right="0cm" fo:margin-top="0cm" fo:margin-bottom="0cm" fo:line-height="100%" fo:text-align="start" fo:text-indent="0cm"/>
      <style:text-properties fo:language="en" fo:country="GB"/>
    </style:style>
    <style:style style:name="P14" style:family="paragraph">
      <style:paragraph-properties fo:margin-left="0cm" fo:margin-right="0cm" fo:margin-top="0cm" fo:margin-bottom="0cm" fo:text-align="start" fo:text-indent="0cm"/>
      <style:text-properties fo:color="#000000" loext:opacity="100%"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6" style:family="paragraph">
      <loext:graphic-properties draw:fill="none" draw:fill-color="#ffffff"/>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GB"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9" style:family="paragraph">
      <style:paragraph-properties fo:margin-left="0cm" fo:margin-right="0cm" fo:margin-top="0cm" fo:margin-bottom="0cm" fo:text-align="start" fo:text-indent="0cm"/>
      <style:text-properties fo:color="#000000" loext:opacity="100%" style:font-name="Open Sans" fo:font-size="18pt" fo:language="en" fo:country="GB" fo:font-style="normal"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style>
    <style:style style:name="P20" style:family="paragraph">
      <style:paragraph-properties fo:margin-left="0cm" fo:margin-right="0cm" fo:margin-top="0cm" fo:margin-bottom="0cm" fo:text-align="start" fo:text-indent="0cm"/>
      <style:text-properties fo:language="en" fo:country="GB"/>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1" style:family="text">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2" style:family="text">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3" style:family="text">
      <style:text-properties fo:font-variant="normal" fo:text-transform="none" fo:color="#000000" loext:opacity="100%" style:text-outline="false" style:text-line-through-style="none" style:text-line-through-type="none" style:font-name="Open Sans"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fo:color="#000000" loext:opacity="100%" style:font-name="Open Sans" fo:font-size="18pt" fo:language="en" fo:country="GB" fo:font-style="normal"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font-name="Open Sans" fo:font-size="18pt" fo:language="en" fo:country="GB"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6" style:family="text">
      <style:text-properties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7" style:family="text">
      <style:text-properties fo:font-variant="normal" fo:text-transform="none" style:use-window-font-color="true" loext:opacity="0%" style:text-outline="false" style:text-line-through-style="none" style:text-line-through-type="none" style:font-name="Open Sans" fo:font-size="18pt" fo:language="en" fo:country="US" fo:font-style="normal" fo:text-shadow="none" style:text-underline-style="none" fo:font-weight="normal" style:letter-kerning="true"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Open Sans" fo:font-size="18pt" fo:language="en" fo:country="US" fo:text-shadow="none" style:text-underline-style="none" style:letter-kerning="true" style:font-name-asian="Microsoft YaHei" style:font-size-asian="18pt" style:language-asian="zxx" style:country-asian="none" style:font-name-complex="Arial Unicode MS" style:font-size-complex="18pt" style:language-complex="zxx" style:country-complex="none" style:text-emphasize="none" style:font-relief="none" style:text-overline-style="none" style:text-overline-color="font-color"/>
    </style:style>
    <style:style style:name="T10" style:family="text">
      <style:text-properties fo:color="#000000" loext:opacity="100%" style:font-name="Open Sans" fo:font-size="18pt" fo:language="en" fo:country="GB" fo:font-style="normal"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loext:opacity="100%" style:font-name="Open Sans" fo:font-size="18pt" fo:language="en" fo:country="GB" fo:font-style="normal"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9cm" svg:height="15.347cm" svg:x="2.221cm" svg:y="3.772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6"><text:span text:style-name="T3">UTF‑8 is perhaps the best hack, the best single thing that is used that can be written down on the back of a napkin and that's how it was put together, it was…</text:span></text:p>
              </table:table-cell>
              <table:table-cell table:style-name="ce2"/>
              <table:table-cell table:style-name="ce3"/>
            </table:table-row>
            <table:table-row table:style-name="ro2">
              <table:table-cell table:style-name="ce1">
                <text:p text:style-name="P7"><text:span text:style-name="T3">The first draft of UTF‑8 was written on the back of a napkin in a diner, and it's just such an elegant hack that solves so many problems that I absolutely love it.</text:span></text:p>
              </table:table-cell>
              <table:table-cell table:style-name="ce2"/>
              <table:table-cell table:style-name="ce3"/>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9cm" svg:height="15.347cm" svg:x="2.221cm" svg:y="3.772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6"><text:span text:style-name="T3">Back in the 1960's, we had teleprinters, we had simple devices: you type a key and it sends some numbers and the same letter comes out the other side.</text:span></text:p>
              </table:table-cell>
              <table:table-cell table:style-name="ce2"/>
              <table:table-cell table:style-name="ce3"/>
            </table:table-row>
            <table:table-row table:style-name="ro2">
              <table:table-cell table:style-name="ce1">
                <text:p text:style-name="P7"><text:span text:style-name="T3">But there needs to be a standard, so in the mid 1960's America at least settled on ASCII, which is the American standard code for information interchange and it's a 7‑bit binary system.</text:span></text:p>
              </table:table-cell>
              <table:table-cell table:style-name="ce2"/>
              <table:table-cell table:style-name="ce3"/>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2</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389cm" svg:x="2.201cm" svg:y="3.801cm">
          <table:table table:template-name="default" table:use-first-row-styles="true" table:use-banding-rows-styles="true">
            <table:table-column table:style-name="co1"/>
            <table:table-column table:style-name="co2"/>
            <table:table-column table:style-name="co4"/>
            <table:table-row table:style-name="ro3">
              <table:table-cell table:style-name="ce1">
                <text:p text:style-name="P6"><text:span text:style-name="T3">So each letter you type in gets converted into 7 binary numbers and sent over the wire.</text:span></text:p>
              </table:table-cell>
              <table:table-cell table:style-name="ce2"/>
              <table:table-cell table:style-name="ce3"/>
            </table:table-row>
            <table:table-row table:style-name="ro4">
              <table:table-cell table:style-name="ce1">
                <text:p text:style-name="P7"><text:span text:style-name="T3">Now that means you can have numbers from 0 to 127.</text:span></text:p>
              </table:table-cell>
              <table:table-cell table:style-name="ce2"/>
              <table:table-cell table:style-name="ce3"/>
            </table:table-row>
            <table:table-row table:style-name="ro5">
              <table:table-cell table:style-name="ce1">
                <text:p text:style-name="P7"><text:span text:style-name="T3">They sort of moved the first 32 for control codes and less important stuff for writing, things like “go down a line” or “backspace”, and then they made the rest characters, they added some numbers, some punctuation marks.</text:span></text:p>
              </table:table-cell>
              <table:table-cell table:style-name="ce2"/>
              <table:table-cell table:style-name="ce3"/>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2</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6">
              <table:table-cell table:style-name="ce1">
                <text:p text:style-name="P6"><text:span text:style-name="T3">They did a really clever thing, which is that:</text:span></text:p>
              </table:table-cell>
              <table:table-cell table:style-name="ce2"/>
              <table:table-cell table:style-name="ce3"/>
            </table:table-row>
            <table:table-row table:style-name="ro7">
              <table:table-cell table:style-name="ce1">
                <text:p text:style-name="P7"><text:span text:style-name="T4">they made ‘A’: 65 which, in binary – by 1, 2, 4, 8, 16, 32, 64 in binary – 65 is 1000001; </text:span></text:p>
              </table:table-cell>
              <table:table-cell table:style-name="ce2"/>
              <table:table-cell table:style-name="ce3"/>
            </table:table-row>
            <table:table-row table:style-name="ro8">
              <table:table-cell table:style-name="ce1">
                <text:p text:style-name="P7"><text:span text:style-name="T4">which means that ‘B’ is 66, which means you’ve got ‘2’ in binary just here;</text:span></text:p>
              </table:table-cell>
              <table:table-cell table:style-name="ce2"/>
              <table:table-cell table:style-name="ce3"/>
            </table:table-row>
            <table:table-row table:style-name="ro9">
              <table:table-cell table:style-name="ce1">
                <text:p text:style-name="P7"><text:span text:style-name="T3">‘</text:span><text:span text:style-name="T3">C’: 67 – ‘3’ in binary. </text:span></text:p>
              </table:table-cell>
              <table:table-cell table:style-name="ce2"/>
              <table:table-cell table:style-name="ce3"/>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3</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10">
              <table:table-cell table:style-name="ce1">
                <text:p text:style-name="P6"><text:span text:style-name="T5">So you can look at a 7‑bit binary character and just knock off first two digits and know what its position in the alphabet is.</text:span></text:p>
              </table:table-cell>
              <table:table-cell table:style-name="ce2"/>
              <table:table-cell table:style-name="ce4"/>
            </table:table-row>
            <table:table-row table:style-name="ro11">
              <table:table-cell table:style-name="ce1">
                <text:p text:style-name="P7"><text:span text:style-name="T3">Even cleverer than that, they started lowercase 32 later, which means that lowercase ‘a’ is 97 – 1100001 – anything which doesn't fit into that is probably a space which, conveniently, will be ‘all zeros’, or some kind of punctuation mark.</text:span></text:p>
              </table:table-cell>
              <table:table-cell table:style-name="ce2"/>
              <table:table-cell table:style-name="ce4"/>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3</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443cm" svg:x="2.201cm" svg:y="3.801cm">
          <table:table table:template-name="default" table:use-first-row-styles="true" table:use-banding-rows-styles="true">
            <table:table-column table:style-name="co1"/>
            <table:table-column table:style-name="co2"/>
            <table:table-column table:style-name="co4"/>
            <table:table-row table:style-name="ro12">
              <table:table-cell table:style-name="ce1">
                <text:p text:style-name="P6"><text:span text:style-name="T6">Brilliant, cleaver, wonderful, great way of doing things!</text:span></text:p>
              </table:table-cell>
              <table:table-cell table:style-name="ce2"/>
              <table:table-cell table:style-name="ce4"/>
            </table:table-row>
            <table:table-row table:style-name="ro13">
              <table:table-cell table:style-name="ce1">
                <text:p text:style-name="P7"><text:span text:style-name="T6">And that became the standard at least in the English-speaking world. </text:span></text:p>
              </table:table-cell>
              <table:table-cell table:style-name="ce2"/>
              <table:table-cell table:style-name="ce4"/>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4</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368cm" svg:x="2.201cm" svg:y="3.801cm">
          <table:table table:template-name="default" table:use-first-row-styles="true" table:use-banding-rows-styles="true">
            <table:table-column table:style-name="co1"/>
            <table:table-column table:style-name="co2"/>
            <table:table-column table:style-name="co4"/>
            <table:table-row table:style-name="ro14">
              <table:table-cell table:style-name="ce5">
                <text:p text:style-name="P9"><text:span text:style-name="T7">As for the rest of the world, a few of them did versions of that, but you start getting into other alphabets, into languages that don't really use alphabets at all.</text:span></text:p>
              </table:table-cell>
              <table:table-cell table:style-name="ce2"/>
              <table:table-cell table:style-name="ce4"/>
            </table:table-row>
            <table:table-row table:style-name="ro15">
              <table:table-cell table:style-name="ce1">
                <text:p text:style-name="P7"><text:span text:style-name="T5">They all came up with their own encoding, which is fine…</text:span></text:p>
              </table:table-cell>
              <table:table-cell table:style-name="ce2"/>
              <table:table-cell table:style-name="ce4"/>
            </table:table-row>
            <table:table-row table:style-name="ro16">
              <table:table-cell table:style-name="ce1">
                <text:p text:style-name="P7"><text:span text:style-name="T5">And then along came computers and over time, things changed: </text:span></text:p>
              </table:table-cell>
              <table:table-cell table:style-name="ce2"/>
              <table:table-cell table:style-name="ce4"/>
            </table:table-row>
            <table:table-row table:style-name="ro17">
              <table:table-cell table:style-name="ce6">
                <text:p text:style-name="P10"><text:span text:style-name="T8">we moved to 8‑bit computers, so we now have a whole extra number at the start – just to confuse matters – which means we can go to 256!</text:span></text:p>
              </table:table-cell>
              <table:table-cell table:style-name="ce2"/>
              <table:table-cell table:style-name="ce4"/>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4</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18">
              <table:table-cell table:style-name="ce5">
                <text:p text:style-name="P9"><text:span text:style-name="T7">We can have twice as many characters, and of course everyone settled on the same standard for this as that would make perfect sense...</text:span></text:p>
              </table:table-cell>
              <table:table-cell table:style-name="ce2"/>
              <table:table-cell table:style-name="ce4"/>
            </table:table-row>
            <table:table-row table:style-name="ro19">
              <table:table-cell table:style-name="ce1">
                <text:p text:style-name="P7"><text:span text:style-name="T5">No, none of them did!</text:span></text:p>
              </table:table-cell>
              <table:table-cell table:style-name="ce2"/>
              <table:table-cell table:style-name="ce4"/>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5</text:span></text:p>
          </draw:text-box>
        </draw:frame>
        <draw:frame draw:style-name="gr1" draw:text-style-name="P5" draw:layer="layout" svg:width="1.4cm" svg:height="0.8cm" svg:x="23.694cm" svg:y="19.81cm">
          <draw:text-box>
            <text:p text:style-name="P4"><text:span text:style-name="T2">1/1</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20">
              <table:table-cell table:style-name="ce5">
                <text:p text:style-name="P9"><text:span text:style-name="T9">All the Nordic countries started putting Norwegian characters and Finnish characters in there.</text:span></text:p>
              </table:table-cell>
              <table:table-cell table:style-name="ce2"/>
              <table:table-cell table:style-name="ce4"/>
            </table:table-row>
            <table:table-row table:style-name="ro21">
              <table:table-cell table:style-name="ce1">
                <text:p text:style-name="P7"><text:span text:style-name="T3">Japan just doesn't use ASCII at all, Japan goes and creates its own multibyte encoding, with more letters and more characters and more binary numbers going to each individual character.</text:span></text:p>
              </table:table-cell>
              <table:table-cell table:style-name="ce2"/>
              <table:table-cell table:style-name="ce4"/>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6</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359cm" svg:x="2.201cm" svg:y="3.801cm">
          <table:table table:template-name="default" table:use-first-row-styles="true" table:use-banding-rows-styles="true">
            <table:table-column table:style-name="co1"/>
            <table:table-column table:style-name="co2"/>
            <table:table-column table:style-name="co4"/>
            <table:table-row table:style-name="ro22">
              <table:table-cell table:style-name="ce1">
                <text:p text:style-name="P11"><text:span text:style-name="T5">All these things are massively incompatible: Japan actually has three or four different encodings, all of which are completely incompatible with each other.</text:span></text:p>
              </table:table-cell>
              <table:table-cell table:style-name="ce2"/>
              <table:table-cell table:style-name="ce4"/>
            </table:table-row>
            <table:table-row table:style-name="ro23">
              <table:table-cell table:style-name="ce1">
                <text:p text:style-name="P7"><text:span text:style-name="T5">So you send a document from one old-school Japanese computer to another: it will come out so garbled that there is even a word in Japanese for “garbled characters” which is – I’m probably mispronouncing this, but it’s – “mojibake”.</text:span></text:p>
              </table:table-cell>
              <table:table-cell table:style-name="ce2"/>
              <table:table-cell table:style-name="ce4"/>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6</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359cm" svg:x="2.201cm" svg:y="3.801cm">
          <table:table table:template-name="default" table:use-first-row-styles="true" table:use-banding-rows-styles="true">
            <table:table-column table:style-name="co1"/>
            <table:table-column table:style-name="co2"/>
            <table:table-column table:style-name="co4"/>
            <table:table-row table:style-name="ro22">
              <table:table-cell table:style-name="ce1">
                <text:p text:style-name="P11"><text:span text:style-name="T5">It’s a bit of a nightmare, but it’s not bad because, how often does someone in London have to send a document to a completely incompatible unknown computer at another company in Japan?</text:span></text:p>
              </table:table-cell>
              <table:table-cell table:style-name="ce2"/>
              <table:table-cell table:style-name="ce4"/>
            </table:table-row>
            <table:table-row table:style-name="ro23">
              <table:table-cell table:style-name="ce1">
                <text:p text:style-name="P7"><text:span text:style-name="T5">In those days, it’s rare: you printed off and you faxed it.</text:span></text:p>
              </table:table-cell>
              <table:table-cell table:style-name="ce2"/>
              <table:table-cell table:style-name="ce4"/>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7</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443cm" svg:x="2.201cm" svg:y="3.801cm">
          <table:table table:template-name="default" table:use-first-row-styles="true" table:use-banding-rows-styles="true">
            <table:table-column table:style-name="co1"/>
            <table:table-column table:style-name="co2"/>
            <table:table-column table:style-name="co4"/>
            <table:table-row table:style-name="ro24">
              <table:table-cell table:style-name="ce7">
                <text:p text:style-name="P13"><text:span text:style-name="T10">And then the world wide web hit and we have a problem!</text:span></text:p>
              </table:table-cell>
              <table:table-cell table:style-name="ce2"/>
              <table:table-cell table:style-name="ce4"/>
            </table:table-row>
            <table:table-row table:style-name="ro25">
              <table:table-cell table:style-name="ce7">
                <text:p text:style-name="P14"><text:span text:style-name="T10">Because suddenly, documents are being sent from all around the world, all the time.</text:span></text:p>
              </table:table-cell>
              <table:table-cell table:style-name="ce2"/>
              <table:table-cell table:style-name="ce3"/>
            </table:table-row>
            <table:table-row table:style-name="ro26">
              <table:table-cell table:style-name="ce7">
                <text:p text:style-name="P14"><text:span text:style-name="T10">So a thing is set up called the Unicode consortium.</text:span></text:p>
              </table:table-cell>
              <table:table-cell table:style-name="ce2"/>
              <table:table-cell table:style-name="ce4"/>
            </table:table-row>
            <table:table-row table:style-name="ro27">
              <table:table-cell table:style-name="ce8">
                <text:p text:style-name="P15"><text:span text:style-name="T11">In what I can only describe as a miracle, over the last couple of decades, they have hammered out a standard.</text:span></text:p>
              </table:table-cell>
              <table:table-cell table:style-name="ce2"/>
              <table:table-cell table:style-name="ce4"/>
            </table:table-row>
          </table:table>
          <draw:image xlink:href="Pictures/TablePreview12.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7</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28">
              <table:table-cell table:style-name="ce9">
                <text:p text:style-name="P17"><text:span text:style-name="T11">Unicode now have a list of more than a hundred thousand characters that covers everything you could possibly want to write in any language: English alphabet, Cyrillic alphabet, Arabic alphabet, Japanese, Chinese and Korean characters.</text:span></text:p>
              </table:table-cell>
              <table:table-cell table:style-name="ce2"/>
              <table:table-cell table:style-name="ce4"/>
            </table:table-row>
          </table:table>
          <draw:image xlink:href="Pictures/TablePreview13.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8</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29">
              <table:table-cell table:style-name="ce9">
                <text:p text:style-name="P17"><text:span text:style-name="T11">What you have at the end is the Unicode consortium assigning 100,000+ characters to 100,000 numbers.</text:span></text:p>
              </table:table-cell>
              <table:table-cell table:style-name="ce2"/>
              <table:table-cell table:style-name="ce4"/>
            </table:table-row>
            <table:table-row table:style-name="ro30">
              <table:table-cell table:style-name="ce8">
                <text:p text:style-name="P15"><text:span text:style-name="T11">They have not chosen binary digits, they have not chosen what they should be represented as.</text:span></text:p>
              </table:table-cell>
              <table:table-cell table:style-name="ce2"/>
              <table:table-cell table:style-name="ce4"/>
            </table:table-row>
          </table:table>
          <draw:image xlink:href="Pictures/TablePreview14.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4" presentation:class="page"/>
          <draw:frame presentation:style-name="pr2" draw:text-style-name="P12" draw:layer="layout" svg:width="16.799cm" svg:height="13.364cm" svg:x="2.1cm" svg:y="14.107cm" presentation:class="notes" presentation:placeholder="true">
            <draw:text-box/>
          </draw:frame>
        </presentation:notes>
      </draw:page>
      <draw:page draw:name="page15"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8</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471cm" svg:x="2.201cm" svg:y="3.801cm">
          <table:table table:template-name="default" table:use-first-row-styles="true" table:use-banding-rows-styles="true">
            <table:table-column table:style-name="co1"/>
            <table:table-column table:style-name="co2"/>
            <table:table-column table:style-name="co4"/>
            <table:table-row table:style-name="ro31">
              <table:table-cell table:style-name="ce9">
                <text:p text:style-name="P17"><text:span text:style-name="T11">All they have said is:</text:span></text:p>
              </table:table-cell>
              <table:table-cell table:style-name="ce2"/>
              <table:table-cell table:style-name="ce4"/>
            </table:table-row>
            <table:table-row table:style-name="ro32">
              <table:table-cell table:style-name="ce10">
                <text:p text:style-name="P18"><text:span text:style-name="T11">that… that Arabic character there, that is number 5700 or something else…</text:span></text:p>
              </table:table-cell>
              <table:table-cell table:style-name="ce2"/>
              <table:table-cell table:style-name="ce4"/>
            </table:table-row>
            <table:table-row table:style-name="ro33">
              <table:table-cell table:style-name="ce7">
                <text:p text:style-name="P14"><text:span text:style-name="T10">and this… this linguistic symbol here, that’s 10,000 or something… </text:span></text:p>
              </table:table-cell>
              <table:table-cell table:style-name="ce11"/>
              <table:table-cell table:style-name="ce3"/>
            </table:table-row>
            <table:table-row table:style-name="ro34">
              <table:table-cell table:style-name="ce12">
                <text:p text:style-name="P19"><text:span text:style-name="T4">I have to simplify massively here because there are about, of course, five or six incompatible ways to do this.</text:span></text:p>
              </table:table-cell>
              <table:table-cell table:style-name="ce11"/>
              <table:table-cell table:style-name="ce3"/>
            </table:table-row>
            <table:table-row table:style-name="ro35">
              <table:table-cell table:style-name="ce12">
                <text:p text:style-name="P19"><text:span text:style-name="T4">But what the web has more or less settled on is something called UTF‑8.</text:span></text:p>
              </table:table-cell>
              <table:table-cell table:style-name="ce11"/>
              <table:table-cell table:style-name="ce3"/>
            </table:table-row>
          </table:table>
          <draw:image xlink:href="Pictures/TablePreview15.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5" presentation:class="page"/>
          <draw:frame presentation:style-name="pr2" draw:text-style-name="P12" draw:layer="layout" svg:width="16.799cm" svg:height="13.364cm" svg:x="2.1cm" svg:y="14.107cm" presentation:class="notes" presentation:placeholder="true">
            <draw:text-box/>
          </draw:frame>
        </presentation:notes>
      </draw:page>
      <draw:page draw:name="page16"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9</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443cm" svg:x="2.201cm" svg:y="3.801cm">
          <table:table table:template-name="default" table:use-first-row-styles="true" table:use-banding-rows-styles="true">
            <table:table-column table:style-name="co1"/>
            <table:table-column table:style-name="co2"/>
            <table:table-column table:style-name="co4"/>
            <table:table-row table:style-name="ro36">
              <table:table-cell table:style-name="ce7">
                <text:p text:style-name="P13"><text:span text:style-name="T3">There are a couple of problems with doing the obvious thing, which is saying: “OK, we are going to 100,000, that’s gonna need, what… to be safe, that’s gonna need 32 binary digits to encode it”.</text:span></text:p>
              </table:table-cell>
              <table:table-cell table:style-name="ce2"/>
              <table:table-cell table:style-name="ce4"/>
            </table:table-row>
            <table:table-row table:style-name="ro37">
              <table:table-cell table:style-name="ce7">
                <text:p text:style-name="P14"><text:span text:style-name="T3">They encoded the English alphabet in exactly the same way as ascii did: ‘A’ is still 65.</text:span></text:p>
              </table:table-cell>
              <table:table-cell table:style-name="ce2"/>
              <table:table-cell table:style-name="ce3"/>
            </table:table-row>
          </table:table>
          <draw:image xlink:href="Pictures/TablePreview16.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9</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38">
              <table:table-cell table:style-name="ce7">
                <text:p text:style-name="P20"><text:span text:style-name="T3">So if you have just a string of English text and you’re encoding it at 32 bits per character, you are gonna have about 20-something… 26?</text:span></text:p>
              </table:table-cell>
              <table:table-cell table:style-name="ce2"/>
              <table:table-cell table:style-name="ce4"/>
            </table:table-row>
            <table:table-row table:style-name="ro39">
              <table:table-cell table:style-name="ce7">
                <text:p text:style-name="P14"><text:span text:style-name="T4">Yeah! 26 - 27 zeros and then a few ones, for every single character. </text:span></text:p>
              </table:table-cell>
              <table:table-cell table:style-name="ce2"/>
              <table:table-cell table:style-name="ce4"/>
            </table:table-row>
            <table:table-row table:style-name="ro40">
              <table:table-cell table:style-name="ce8">
                <text:p text:style-name="P15"><text:span text:style-name="T11">That is incredibly wasteful!</text:span></text:p>
              </table:table-cell>
              <table:table-cell table:style-name="ce2"/>
              <table:table-cell table:style-name="ce4"/>
            </table:table-row>
            <table:table-row table:style-name="ro41">
              <table:table-cell table:style-name="ce7">
                <text:p text:style-name="P14"><text:span text:style-name="T4">Suddenly, every English language text file takes four times the space on disc. </text:span></text:p>
              </table:table-cell>
              <table:table-cell table:style-name="ce2"/>
              <table:table-cell table:style-name="ce4"/>
            </table:table-row>
          </table:table>
          <draw:image xlink:href="Pictures/TablePreview17.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0</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42">
              <table:table-cell table:style-name="ce7">
                <text:p text:style-name="P13"><text:span text:style-name="T10">Problem 1 – You have to get rid of all the zeroes in English text.</text:span></text:p>
              </table:table-cell>
              <table:table-cell table:style-name="ce2"/>
              <table:table-cell table:style-name="ce4"/>
            </table:table-row>
            <table:table-row table:style-name="ro43">
              <table:table-cell table:style-name="ce7">
                <text:p text:style-name="P14"><text:span text:style-name="T10">Problem 2 – There are lots of old computer systems that interpret 8 zeroes in row – a null – as “this is the end of the string of characters”.</text:span></text:p>
              </table:table-cell>
              <table:table-cell table:style-name="ce2"/>
              <table:table-cell table:style-name="ce3"/>
            </table:table-row>
            <table:table-row table:style-name="ro44">
              <table:table-cell table:style-name="ce13">
                <text:p text:style-name="P14"><text:span text:style-name="T10">So if you ever send 8 zeros in a row, they just stop listening.</text:span></text:p>
              </table:table-cell>
              <table:table-cell table:style-name="ce2"/>
              <table:table-cell table:style-name="ce4"/>
            </table:table-row>
            <table:table-row table:style-name="ro45">
              <table:table-cell table:style-name="ce8">
                <text:p text:style-name="P15"><text:span text:style-name="T11">They assume the string has ended there and it gets cut off, so you can't have 8 zeros in a row, anywhere. </text:span></text:p>
              </table:table-cell>
              <table:table-cell table:style-name="ce11"/>
              <table:table-cell table:style-name="ce4"/>
            </table:table-row>
          </table:table>
          <draw:image xlink:href="Pictures/TablePreview18.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0</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46">
              <table:table-cell table:style-name="ce7">
                <text:p text:style-name="P13"><text:span text:style-name="T10">Problem number 3 – It has to be backwards compatible.</text:span></text:p>
              </table:table-cell>
              <table:table-cell table:style-name="ce2"/>
              <table:table-cell table:style-name="ce4"/>
            </table:table-row>
            <table:table-row table:style-name="ro47">
              <table:table-cell table:style-name="ce7">
                <text:p text:style-name="P14"><text:span text:style-name="T10">You have to be able to take this Unicode text and chuck it into something that only understands basic ASCII, and have it more or less work for English text.</text:span></text:p>
              </table:table-cell>
              <table:table-cell table:style-name="ce2"/>
              <table:table-cell table:style-name="ce3"/>
            </table:table-row>
          </table:table>
          <draw:image xlink:href="Pictures/TablePreview19.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1</text:span></text:p>
          </draw:text-box>
        </draw:frame>
        <draw:frame draw:style-name="gr1" draw:text-style-name="P5" draw:layer="layout" svg:width="1.4cm" svg:height="0.8cm" svg:x="23.694cm" svg:y="19.81cm">
          <draw:text-box>
            <text:p text:style-name="P4"><text:span text:style-name="T2">1/1</text:span></text:p>
          </draw:text-box>
        </draw:frame>
        <draw:frame draw:style-name="standard" draw:layer="layout" svg:width="24.408cm" svg:height="15.443cm" svg:x="2.201cm" svg:y="3.801cm">
          <table:table table:template-name="default" table:use-first-row-styles="true" table:use-banding-rows-styles="true">
            <table:table-column table:style-name="co1"/>
            <table:table-column table:style-name="co2"/>
            <table:table-column table:style-name="co4"/>
            <table:table-row table:style-name="ro48">
              <table:table-cell table:style-name="ce7">
                <text:p text:style-name="P13"><text:span text:style-name="T10">UTF‑8 solves all these problems and I think it is just a wonderful hack.</text:span></text:p>
              </table:table-cell>
              <table:table-cell table:style-name="ce2"/>
              <table:table-cell table:style-name="ce4"/>
            </table:table-row>
            <table:table-row table:style-name="ro49">
              <table:table-cell table:style-name="ce7">
                <text:p text:style-name="P14"><text:span text:style-name="T10">If you have something under 128 that can just be expressed as 7 digits, you put down a 0 and then you put the same numbers that you would otherwise.</text:span></text:p>
              </table:table-cell>
              <table:table-cell table:style-name="ce2"/>
              <table:table-cell table:style-name="ce3"/>
            </table:table-row>
            <table:table-row table:style-name="ro50">
              <table:table-cell table:style-name="ce8">
                <text:p text:style-name="P15"><text:span text:style-name="T11">So let’s have that ‘A’ again: there we go, that’s still ‘A’, that’s still 65, that is still UTF‑8 valid and that’s still ASCII valid. Brilliant! </text:span></text:p>
              </table:table-cell>
              <table:table-cell table:style-name="ce2"/>
              <table:table-cell table:style-name="ce3"/>
            </table:table-row>
          </table:table>
          <draw:image xlink:href="Pictures/TablePreview20.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2</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51">
              <table:table-cell table:style-name="ce7">
                <text:p text:style-name="P13"><text:span text:style-name="T10">OK, now let's say we are going above that.</text:span></text:p>
              </table:table-cell>
              <table:table-cell table:style-name="ce2"/>
              <table:table-cell table:style-name="ce4"/>
            </table:table-row>
            <table:table-row table:style-name="ro52">
              <table:table-cell table:style-name="ce7">
                <text:p text:style-name="P14"><text:span text:style-name="T10">Now, you need something that is going to work more or less for ASCII, or at least not break things, but still be understood.</text:span></text:p>
              </table:table-cell>
              <table:table-cell table:style-name="ce2"/>
              <table:table-cell table:style-name="ce3"/>
            </table:table-row>
          </table:table>
          <draw:image xlink:href="Pictures/TablePreview21.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1" presentation:class="page"/>
          <draw:frame presentation:style-name="pr2" draw:text-style-name="P12" draw:layer="layout" svg:width="16.799cm" svg:height="13.364cm" svg:x="2.1cm" svg:y="14.107cm" presentation:class="notes" presentation:placeholder="true">
            <draw:text-box/>
          </draw:frame>
        </presentation:notes>
      </draw:page>
      <draw:page draw:name="page22"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2</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4"/>
            <table:table-row table:style-name="ro24">
              <table:table-cell table:style-name="ce7">
                <text:p text:style-name="P13"><text:span text:style-name="T10">So what you do is you start by writing down 110.</text:span></text:p>
              </table:table-cell>
              <table:table-cell table:style-name="ce2"/>
              <table:table-cell table:style-name="ce4"/>
            </table:table-row>
            <table:table-row table:style-name="ro53">
              <table:table-cell table:style-name="ce7">
                <text:p text:style-name="P14"><text:span text:style-name="T10">This means ‘this is the start of a new character’ and this character is going to be two bytes long: two 1, two bytes – a byte being 8 characters.</text:span></text:p>
              </table:table-cell>
              <table:table-cell table:style-name="ce2"/>
              <table:table-cell table:style-name="ce3"/>
            </table:table-row>
            <table:table-row table:style-name="ro54">
              <table:table-cell table:style-name="ce8">
                <text:p text:style-name="P15"><text:span text:style-name="T11">And you say on this one, we’re gonna start with 10, which means ‘this is a continuation’, and at all these blank spaces – of which you have five here, and six here – you fill in the other numbers.</text:span></text:p>
              </table:table-cell>
              <table:table-cell table:style-name="ce2"/>
              <table:table-cell table:style-name="ce3"/>
            </table:table-row>
          </table:table>
          <draw:image xlink:href="Pictures/TablePreview22.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2" presentation:class="page"/>
          <draw:frame presentation:style-name="pr2" draw:text-style-name="P12" draw:layer="layout" svg:width="16.799cm" svg:height="13.364cm" svg:x="2.1cm" svg:y="14.107cm" presentation:class="notes" presentation:placeholder="true">
            <draw:text-box/>
          </draw:frame>
        </presentation:notes>
      </draw:page>
      <draw:page draw:name="page23"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3</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55">
              <table:table-cell table:style-name="ce7">
                <text:p text:style-name="P13"><text:span text:style-name="T10">And then when you calculate it, you just take off those headers, and it understands just these as being whatever number that turns out to be (that’s probably somewhere in these hundreds).</text:span></text:p>
              </table:table-cell>
              <table:table-cell table:style-name="ce2"/>
              <table:table-cell table:style-name="ce4"/>
            </table:table-row>
            <table:table-row table:style-name="ro56">
              <table:table-cell table:style-name="ce8">
                <text:p text:style-name="P15"><text:span text:style-name="T11">That’ll do you for the first 4,096.</text:span></text:p>
              </table:table-cell>
              <table:table-cell table:style-name="ce2"/>
              <table:table-cell table:style-name="ce4"/>
            </table:table-row>
            <table:table-row table:style-name="ro57">
              <table:table-cell table:style-name="ce7">
                <text:p text:style-name="P14"><text:span text:style-name="T10">What about above that?</text:span></text:p>
              </table:table-cell>
              <table:table-cell table:style-name="ce2"/>
              <table:table-cell table:style-name="ce3"/>
            </table:table-row>
          </table:table>
          <draw:image xlink:href="Pictures/TablePreview23.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3" presentation:class="page"/>
          <draw:frame presentation:style-name="pr2" draw:text-style-name="P12" draw:layer="layout" svg:width="16.799cm" svg:height="13.364cm" svg:x="2.1cm" svg:y="14.107cm" presentation:class="notes" presentation:placeholder="true">
            <draw:text-box/>
          </draw:frame>
        </presentation:notes>
      </draw:page>
      <draw:page draw:name="page24"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3</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424cm" svg:x="2.201cm" svg:y="3.801cm">
          <table:table table:template-name="default" table:use-first-row-styles="true" table:use-banding-rows-styles="true">
            <table:table-column table:style-name="co1"/>
            <table:table-column table:style-name="co2"/>
            <table:table-column table:style-name="co4"/>
            <table:table-row table:style-name="ro58">
              <table:table-cell table:style-name="ce7">
                <text:p text:style-name="P13"><text:span text:style-name="T10">Well, above that, you go 1110, meaning there are three bytes in this – three 1, three bytes – with two continuation bytes.</text:span></text:p>
              </table:table-cell>
              <table:table-cell table:style-name="ce2"/>
              <table:table-cell table:style-name="ce4"/>
            </table:table-row>
            <table:table-row table:style-name="ro59">
              <table:table-cell table:style-name="ce14">
                <text:p text:style-name="P21">So now you have 1, 2, 3, 4… 10… 16 spaces! </text:p>
              </table:table-cell>
              <table:table-cell table:style-name="ce2"/>
              <table:table-cell table:style-name="ce4"/>
            </table:table-row>
            <table:table-row table:style-name="ro56">
              <table:table-cell table:style-name="ce8">
                <text:p text:style-name="P15"><text:span text:style-name="T11">You want to go above that? You can!</text:span></text:p>
              </table:table-cell>
              <table:table-cell table:style-name="ce2"/>
              <table:table-cell table:style-name="ce4"/>
            </table:table-row>
            <table:table-row table:style-name="ro60">
              <table:table-cell table:style-name="ce7">
                <text:p text:style-name="P14"><text:span text:style-name="T10">The specification goes all the way to 1111110x with this many continuation bytes after it.</text:span></text:p>
              </table:table-cell>
              <table:table-cell table:style-name="ce2"/>
              <table:table-cell table:style-name="ce3"/>
            </table:table-row>
          </table:table>
          <draw:image xlink:href="Pictures/TablePreview24.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4" presentation:class="page"/>
          <draw:frame presentation:style-name="pr2" draw:text-style-name="P12" draw:layer="layout" svg:width="16.799cm" svg:height="13.364cm" svg:x="2.1cm" svg:y="14.107cm" presentation:class="notes" presentation:placeholder="true">
            <draw:text-box/>
          </draw:frame>
        </presentation:notes>
      </draw:page>
      <draw:page draw:name="page25"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4</text:span></text:p>
          </draw:text-box>
        </draw:frame>
        <draw:frame draw:style-name="gr1" draw:text-style-name="P5" draw:layer="layout" svg:width="1.4cm" svg:height="0.8cm" svg:x="23.694cm" svg:y="19.81cm">
          <draw:text-box>
            <text:p text:style-name="P4"><text:span text:style-name="T2">1/2</text:span></text:p>
          </draw:text-box>
        </draw:frame>
        <draw:frame draw:style-name="standard" draw:layer="layout" svg:width="24.408cm" svg:height="15.415cm" svg:x="2.201cm" svg:y="3.801cm">
          <table:table table:template-name="default" table:use-first-row-styles="true" table:use-banding-rows-styles="true">
            <table:table-column table:style-name="co1"/>
            <table:table-column table:style-name="co2"/>
            <table:table-column table:style-name="co4"/>
            <table:table-row table:style-name="ro61">
              <table:table-cell table:style-name="ce7">
                <text:p text:style-name="P13"><text:span text:style-name="T10">It’s a neat hack that you can explain on the back of a napkin or a bit of paper.</text:span></text:p>
              </table:table-cell>
              <table:table-cell table:style-name="ce2"/>
              <table:table-cell table:style-name="ce4"/>
            </table:table-row>
            <table:table-row table:style-name="ro62">
              <table:table-cell table:style-name="ce7">
                <text:p text:style-name="P14"><text:span text:style-name="T10">It’s backwards-compatible.</text:span></text:p>
              </table:table-cell>
              <table:table-cell table:style-name="ce2"/>
              <table:table-cell table:style-name="ce3"/>
            </table:table-row>
            <table:table-row table:style-name="ro63">
              <table:table-cell table:style-name="ce7">
                <text:p text:style-name="P14"><text:span text:style-name="T10">It avoids waste.</text:span></text:p>
              </table:table-cell>
              <table:table-cell table:style-name="ce2"/>
              <table:table-cell table:style-name="ce4"/>
            </table:table-row>
            <table:table-row table:style-name="ro64">
              <table:table-cell table:style-name="ce8">
                <text:p text:style-name="P15"><text:span text:style-name="T11">At no point will it ever, ever, ever send 8 zeroes in a row, and really, really crucially, the one that made this win over every other system is that you can move backwards and forwards really easily.</text:span></text:p>
              </table:table-cell>
              <table:table-cell table:style-name="ce2"/>
              <table:table-cell table:style-name="ce4"/>
            </table:table-row>
          </table:table>
          <draw:image xlink:href="Pictures/TablePreview25.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5" presentation:class="page"/>
          <draw:frame presentation:style-name="pr2" draw:text-style-name="P12" draw:layer="layout" svg:width="16.799cm" svg:height="13.364cm" svg:x="2.1cm" svg:y="14.107cm" presentation:class="notes" presentation:placeholder="true">
            <draw:text-box/>
          </draw:frame>
        </presentation:notes>
      </draw:page>
      <draw:page draw:name="page26"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4</text:span></text:p>
          </draw:text-box>
        </draw:frame>
        <draw:frame draw:style-name="gr1" draw:text-style-name="P5" draw:layer="layout" svg:width="1.4cm" svg:height="0.8cm" svg:x="23.694cm" svg:y="19.81cm">
          <draw:text-box>
            <text:p text:style-name="P4"><text:span text:style-name="T2">2/2</text:span></text:p>
          </draw:text-box>
        </draw:frame>
        <draw:frame draw:style-name="standard" draw:layer="layout" svg:width="24.408cm" svg:height="15.443cm" svg:x="2.201cm" svg:y="3.801cm">
          <table:table table:template-name="default" table:use-first-row-styles="true" table:use-banding-rows-styles="true">
            <table:table-column table:style-name="co1"/>
            <table:table-column table:style-name="co2"/>
            <table:table-column table:style-name="co4"/>
            <table:table-row table:style-name="ro65">
              <table:table-cell table:style-name="ce7">
                <text:p text:style-name="P13"><text:span text:style-name="T10">You do not have to have an index of where the characters start.</text:span></text:p>
              </table:table-cell>
              <table:table-cell table:style-name="ce2"/>
              <table:table-cell table:style-name="ce4"/>
            </table:table-row>
            <table:table-row table:style-name="ro66">
              <table:table-cell table:style-name="ce7">
                <text:p text:style-name="P14"><text:span text:style-name="T10">If you are halfway through a string and you wanna go back one character, you just look for the previous header.</text:span></text:p>
              </table:table-cell>
              <table:table-cell table:style-name="ce2"/>
              <table:table-cell table:style-name="ce3"/>
            </table:table-row>
          </table:table>
          <draw:image xlink:href="Pictures/TablePreview26.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6" presentation:class="page"/>
          <draw:frame presentation:style-name="pr2" draw:text-style-name="P12" draw:layer="layout" svg:width="16.799cm" svg:height="13.364cm" svg:x="2.1cm" svg:y="14.107cm" presentation:class="notes" presentation:placeholder="true">
            <draw:text-box/>
          </draw:frame>
        </presentation:notes>
      </draw:page>
      <draw:page draw:name="page27"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15</text:span></text:p>
          </draw:text-box>
        </draw:frame>
        <draw:frame draw:style-name="gr1" draw:text-style-name="P5" draw:layer="layout" svg:width="1.4cm" svg:height="0.8cm" svg:x="23.694cm" svg:y="19.81cm">
          <draw:text-box>
            <text:p text:style-name="P4"><text:span text:style-name="T2">1/1</text:span></text:p>
          </draw:text-box>
        </draw:frame>
        <draw:frame draw:style-name="standard" draw:layer="layout" svg:width="24.408cm" svg:height="15.443cm" svg:x="2.201cm" svg:y="3.801cm">
          <table:table table:template-name="default" table:use-first-row-styles="true" table:use-banding-rows-styles="true">
            <table:table-column table:style-name="co1"/>
            <table:table-column table:style-name="co2"/>
            <table:table-column table:style-name="co4"/>
            <table:table-row table:style-name="ro67">
              <table:table-cell table:style-name="ce7">
                <text:p text:style-name="P20"><text:span text:style-name="T12">And that's is it, and that works, and as of a few years ago, UTF‑8 beat out ascii and everything else, as for the first time, the dominant character encoding on the web.</text:span></text:p>
              </table:table-cell>
              <table:table-cell table:style-name="ce2"/>
              <table:table-cell table:style-name="ce4"/>
            </table:table-row>
            <table:table-row table:style-name="ro68">
              <table:table-cell table:style-name="ce7">
                <text:p text:style-name="P14"><text:span text:style-name="T12">We don't have that “mojibake” that Japanese has.</text:span></text:p>
              </table:table-cell>
              <table:table-cell table:style-name="ce2"/>
              <table:table-cell table:style-name="ce3"/>
            </table:table-row>
            <table:table-row table:style-name="ro69">
              <table:table-cell table:style-name="ce7">
                <text:p text:style-name="P14"><text:span text:style-name="T12">We have something that nearly works and that is why it is the most beautiful hack that I can think of that is used around the world every second of everyday.</text:span></text:p>
              </table:table-cell>
              <table:table-cell table:style-name="ce2"/>
              <table:table-cell table:style-name="ce4"/>
            </table:table-row>
          </table:table>
          <draw:image xlink:href="Pictures/TablePreview27.svm" xlink:type="simple" xlink:show="embed" xlink:actuate="onLoad"/>
        </draw:frame>
        <draw:frame draw:style-name="gr3" draw:text-style-name="P16" draw:layer="layout" svg:width="0.502cm" svg:height="1.187cm" svg:x="6.879cm" svg:y="25.196cm">
          <draw:text-box>
            <text:p/>
          </draw:text-box>
        </draw:frame>
        <presentation:notes draw:style-name="dp2">
          <draw:page-thumbnail draw:style-name="gr2" draw:layer="layout" svg:width="14.848cm" svg:height="11.136cm" svg:x="3.075cm" svg:y="2.257cm" draw:page-number="27"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Arial Unicode MS1" svg:font-family="'Arial Unicode MS'" style:font-family-generic="system" style:font-pitch="variable" style:font-charset="x-symbol"/>
    <style:font-face style:name="Arial Unicode MS2" svg:font-family="'Arial Unicode MS'" style:font-pitch="variable" style:font-charset="x-symbol"/>
    <style:font-face style:name="Cambria" svg:font-family="Cambria" style:font-family-generic="roman"/>
    <style:font-face style:name="Cambria1" svg:font-family="Cambria" style:font-family-generic="roman" style:font-pitch="variable"/>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decorative"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charset="x-symbol"/>
    <style:font-face style:name="Microsoft YaHei2" svg:font-family="'Microsoft YaHei'" style:font-family-generic="system"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charset="x-symbol"/>
    <style:font-face style:name="OpenSymbol3" svg:font-family="OpenSymbol" style:font-pitch="variable" style:font-charset="x-symbol"/>
    <style:font-face style:name="OpenSymbol4" svg:font-family="OpenSymbol" style:font-adornments="Regular" style:font-charset="x-symbol"/>
    <style:font-face style:name="Segoe UI" svg:font-family="'Segoe UI'" style:font-pitch="variable"/>
    <style:font-face style:name="Segoe UI1" svg:font-family="'Segoe UI'" style:font-family-generic="system"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roman" style:font-pitch="variable"/>
    <style:font-face style:name="Tahoma1" svg:font-family="Tahoma" style:font-family-generic="system"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loext:color-lum-mod="100%" loext:color-lum-off="0%" style:font-name="Cambria" fo:font-family="Cambria" style:font-family-generic="roman" fo:language="en" fo:country="US" style:letter-kerning="true" style:font-name-asian="Mangal" style:font-family-asian="Mangal" style:font-pitch-asian="variable" style:font-size-asian="12pt" style:language-asian="hi" style:country-asian="IN" style:font-name-complex="Cambria" style:font-family-complex="Cambria" style:font-family-generic-complex="roman"/>
    </style:style>
    <style:style style:name="Titre_20_1" style:display-name="Titre 1" style:family="graphic">
      <style:paragraph-properties fo:margin-left="1.413cm" fo:margin-right="0cm" fo:margin-top="0.746cm" fo:margin-bottom="0.374cm" fo:text-align="start" fo:text-indent="0cm" style:text-autospace="none"/>
      <style:text-properties style:font-name="Open Sans" fo:font-family="'Open Sans'" style:font-family-generic="swiss" style:font-pitch="variable" fo:font-size="16pt" fo:language="en" fo:country="US" fo:font-weight="bold" style:font-name-asian="Mangal"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fo:text-align="justify" style:text-autospace="none"/>
      <style:text-properties style:font-name="Lucida Sans Unicode1" fo:font-family="'Lucida Sans Unicode'" style:font-family-generic="swiss" fo:font-size="13.5pt" fo:language="en" fo:country="US" fo:font-weight="bold" style:font-name-asian="Mangal"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fo:text-align="justify" style:text-autospace="none"/>
      <style:text-properties style:font-name="Lucida Sans Unicode1" fo:font-family="'Lucida Sans Unicode'" style:font-family-generic="swiss" fo:font-size="12pt" fo:language="en" fo:country="US" fo:font-weight="bold" style:font-name-asian="Mangal" style:font-family-asian="Mangal" style:font-pitch-asian="variable" style:font-size-asian="14pt" style:font-weight-asian="bold" style:font-weight-complex="bold"/>
    </style:style>
    <style:style style:name="Titre_20_4" style:display-name="Titre 4" style:family="graphic">
      <style:paragraph-properties fo:margin-top="0.374cm" fo:margin-bottom="0.374cm" fo:text-align="justify" style:text-autospace="none"/>
      <style:text-properties style:font-name="Lucida Sans Unicode1" fo:font-family="'Lucida Sans Unicode'" style:font-family-generic="swiss" fo:font-size="11pt" fo:language="en" fo:country="US" fo:font-style="italic" fo:font-weight="bold" style:font-name-asian="Mangal" style:font-family-asian="Mang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fo:text-align="justify" style:text-autospace="none"/>
      <style:text-properties style:font-name="Lucida Sans Unicode1" fo:font-family="'Lucida Sans Unicode'" style:font-family-generic="swiss" fo:font-size="10pt" fo:language="en" fo:country="US" fo:font-weight="bold" style:font-name-asian="Mangal" style:font-family-asian="Mangal" style:font-pitch-asian="variable" style:font-size-asian="11.5pt" style:font-weight-asian="bold" style:font-weight-complex="bold"/>
    </style:style>
    <style:style style:name="Titre_20_6" style:display-name="Titre 6" style:family="graphic">
      <style:paragraph-properties fo:margin-top="0.187cm" fo:margin-bottom="0.187cm" fo:text-align="justify" style:text-autospace="none"/>
      <style:text-properties style:font-name="Lucida Sans Unicode1" fo:font-family="'Lucida Sans Unicode'" style:font-family-generic="swiss" fo:font-size="10pt" fo:language="en" fo:country="US" fo:font-style="italic" fo:font-weight="bold" style:font-name-asian="Mangal" style:font-family-asian="Mang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weight="bold" style:font-name-asian="Mangal" style:font-family-asian="Mangal" style:font-pitch-asian="variable" style:font-size-asian="11pt" style:font-weight-asian="bold" style:font-weight-complex="bold"/>
    </style:style>
    <style:style style:name="Titre_20_8" style:display-name="Titre 8"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style="italic" fo:font-weight="bold" style:font-name-asian="Mangal"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code" style:family="graphic">
      <style:paragraph-properties style:text-autospace="none"/>
      <style:text-properties style:font-name="Source Code Pro Semibold1" fo:font-family="'Source Code Pro Semibold'" style:font-family-generic="modern" style:font-pitch="fixed" fo:language="zxx" fo:country="none" fo:font-weight="normal" style:font-weight-asian="normal" style:font-name-complex="Source Code Pro Semibold1" style:font-family-complex="'Source Code Pro Semibold'" style:font-family-generic-complex="modern" style:font-pitch-complex="fixed" style:font-weight-complex="normal"/>
    </style:style>
    <style:style style:name="Caractères_20_de_20_numérotation" style:display-name="Caractères de numérotation" style:family="graphic">
      <style:paragraph-properties style:text-autospace="none"/>
      <style:text-properties fo:color="#808080" loext:opacity="100%" loext:color-lum-mod="100%" loext:color-lum-off="0%"/>
    </style:style>
    <style:style style:name="mot-clef" style:family="graphic">
      <style:paragraph-properties style:text-autospace="none"/>
      <style:text-properties fo:language="en" fo:country="GB" fo:font-style="italic" fo:font-weight="bold" style:font-style-asian="italic" style:font-weight-asian="bold" style:font-style-complex="italic"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traduction" style:family="graphic">
      <style:paragraph-properties style:text-autospace="none"/>
      <style:text-properties fo:color="#cc0000" loext:opacity="100%" loext:color-lum-mod="100%" loext:color-lum-off="0%" style:font-name="Comic Sans MS" fo:font-family="'Comic Sans MS'" style:font-family-generic="script" style:font-pitch="variable" style:font-name-complex="Comic Sans MS" style:font-family-complex="'Comic Sans MS'" style:font-family-generic-complex="script" style:font-pitch-complex="variable" style:font-size-complex="9pt"/>
    </style:style>
    <style:style style:name="semantique" style:family="graphic">
      <style:paragraph-properties style:text-autospace="none"/>
      <style:text-properties fo:font-size="10pt" fo:font-style="italic" style:font-size-asian="10pt" style:font-style-asian="italic" style:font-size-complex="10pt" style:font-style-complex="italic"/>
    </style:style>
    <style:style style:name="Variable" style:family="graphic">
      <style:paragraph-properties style:text-autospace="none"/>
      <style:text-properties fo:font-style="italic" style:font-style-asian="italic" style:font-style-complex="italic"/>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Texte_20_non_20_proportionnel" style:display-name="Texte non proportionnel"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Substituant" style:family="graphic">
      <style:paragraph-properties style:text-autospace="none"/>
      <style:text-properties fo:font-variant="small-caps" fo:color="#008080" loext:opacity="100%" loext:color-lum-mod="100%" loext:color-lum-off="0%" style:text-underline-style="dotted" style:text-underline-width="auto" style:text-underline-color="font-color"/>
    </style:style>
    <style:style style:name="Saut_20_d_27_index" style:display-name="Saut d'index" style:family="graphic">
      <style:paragraph-properties style:text-autospace="none"/>
    </style:style>
    <style:style style:name="Saisie_20_de_20_l_27_utilisateur" style:display-name="Saisie de l'utilisateur"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Rubys" style:family="graphic">
      <style:paragraph-properties style:text-autospace="none"/>
      <style:text-properties fo:font-size="6pt" style:text-underline-style="none" style:font-size-asian="6pt" style:font-size-complex="6pt" style:text-emphasize="none"/>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érotation_20_de_20_lignes" style:display-name="Numérotation de lignes" style:family="graphic">
      <style:paragraph-properties style:text-autospace="none"/>
    </style:style>
    <style:style style:name="Numéro_20_de_20_page" style:display-name="Numéro de page"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Lettrines" style:family="graphic">
      <style:paragraph-properties style:text-autospace="none"/>
    </style:style>
    <style:style style:name="Lien_20_Internet" style:display-name="Lien Internet"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e_20_tableaux" style:display-name="Titre d'index de tableaux"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_27_objets" style:display-name="Titre d'index d'objet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10" style:display-name="Titre 10"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Alinéa_20_négatif" style:display-name="Alinéa négatif" style:family="graphic">
      <style:paragraph-properties fo:margin-left="1.764cm" fo:margin-right="0cm" fo:margin-top="0cm" fo:margin-bottom="0.436cm" fo:line-height="110%" fo:text-align="justify" fo:text-indent="-0.88cm" style:text-autospace="none">
        <style:tab-stops>
          <style:tab-stop style:position="1.764cm"/>
        </style:tab-stops>
      </style:paragraph-properties>
      <style:text-properties fo:font-size="12pt" fo:language="en" fo:country="GB" style:font-size-asian="12pt" style:font-size-complex="12pt"/>
    </style:style>
    <style:style style:name="Bibliographie_20_1" style:display-name="Bibliographie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 style:family="graphic">
      <style:paragraph-properties fo:text-align="justify" style:text-autospace="none"/>
      <style:text-properties style:font-name="Cambria" fo:font-family="Cambria" style:font-family-generic="roman" fo:font-size="12pt" fo:language="en" fo:country="US" style:font-name-asian="Mangal1" style:font-family-asian="Mangal"/>
    </style:style>
    <style:style style:name="Contenu_20_de_20_cadre" style:display-name="Contenu de cadre" style:family="graphic">
      <style:paragraph-properties fo:text-align="justify" style:text-autospace="none"/>
      <style:text-properties fo:font-size="12pt" fo:language="en" fo:country="US" style:font-size-asian="12pt" style:font-size-complex="12pt"/>
    </style:style>
    <style:style style:name="Contenu_20_de_20_tableau" style:display-name="Contenu de tableau" style:family="graphic">
      <style:paragraph-properties fo:text-align="justify" style:text-autospace="none"/>
      <style:text-properties fo:font-size="12pt" fo:language="en" fo:country="US" style:font-size-asian="12pt" style:font-size-complex="12pt"/>
    </style:style>
    <style:style style:name="Dessi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Légende"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Destinataire" style:family="graphic">
      <style:paragraph-properties fo:margin-top="0cm" fo:margin-bottom="0.187cm" fo:text-align="justify" style:text-autospace="none"/>
      <style:text-properties fo:font-size="12pt" fo:language="en" fo:country="US" style:font-size-asian="12pt" style:font-size-complex="12pt"/>
    </style:style>
    <style:style style:name="En-têt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Contenu_20_de_20_liste" style:display-name="Contenu de liste" style:family="graphic">
      <style:paragraph-properties fo:margin-left="1.764cm" fo:margin-right="0cm" fo:text-align="justify" fo:text-indent="0cm" style:text-autospace="none"/>
      <style:text-properties fo:font-size="12pt" fo:language="en" fo:country="US" style:font-size-asian="12pt" style:font-size-complex="12pt"/>
    </style:style>
    <style:style style:name="En-tête_20_de_20_liste" style:display-name="En-tête de liste" style:family="graphic">
      <style:paragraph-properties fo:margin-left="0cm" fo:margin-right="0cm" fo:text-align="justify" fo:text-indent="0cm" style:text-autospace="none"/>
      <style:text-properties fo:font-size="12pt" fo:language="en" fo:country="US" style:font-size-asian="12pt" style:font-size-complex="12pt"/>
    </style:style>
    <style:style style:name="En-tête_20_gauche" style:display-name="En-têt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En-tête_20_droit" style:display-name="En-têt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Illustratio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Formule_20_finale" style:display-name="Formule finale" style:family="graphic">
      <style:paragraph-properties fo:text-align="justify" style:text-autospace="none"/>
      <style:text-properties fo:font-size="12pt" fo:language="en" fo:country="US" style:font-size-asian="12pt" style:font-size-complex="12pt"/>
    </style:style>
    <style:style style:name="Expéditeur" style:family="graphic">
      <style:paragraph-properties fo:margin-top="0cm" fo:margin-bottom="0.187cm" fo:text-align="justify" style:text-autospace="none"/>
      <style:text-properties fo:font-size="12pt" fo:language="en" fo:country="US" style:font-size-asian="12pt" style:font-size-complex="12pt"/>
    </style:style>
    <style:style style:name="Index_20_d_27_objets_20_1" style:display-name="Index d'objet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de_20_tableaux_20_1" style:display-name="Index de tableau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des_20_illustrations_20_1" style:display-name="Index des illustration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lexical_20_1" style:display-name="Index lexical 1" style:family="graphic">
      <style:paragraph-properties fo:margin-left="0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2" style:display-name="Index lexical 2" style:family="graphic">
      <style:paragraph-properties fo:margin-left="0.88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3" style:display-name="Index lexical 3" style:family="graphic">
      <style:paragraph-properties fo:margin-left="1.76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_3a__20_séparateur" style:display-name="Index lexical : séparateur" style:family="graphic">
      <style:paragraph-properties fo:margin-left="0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Index_20_personnalisé_20_1" style:display-name="Index personnalisé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2" style:display-name="Index personnalisé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5" style:display-name="Index personnalisé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4" style:display-name="Index personnalisé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3" style:display-name="Index personnalisé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7" style:display-name="Index personnalisé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6" style:display-name="Index personnalisé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10" style:display-name="Index personnalisé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9" style:display-name="Index personnalisé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8" style:display-name="Index personnalisé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Ligne_20_horizontale" style:display-name="Ligne horizontale" style:family="graphic">
      <style:paragraph-properties fo:margin-top="0cm" fo:margin-bottom="0.88cm" fo:text-align="justify" style:text-autospace="none"/>
      <style:text-properties fo:font-size="6pt" fo:language="en" fo:country="US" style:font-size-asian="6pt" style:font-size-complex="6pt"/>
    </style:style>
    <style:style style:name="Note_20_de_20_bas_20_de_20_page" style:display-name="Note de bas de page"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de_20_fin" style:display-name="Note de fin"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en_20_marge" style:display-name="Note en marge" style:family="graphic">
      <style:paragraph-properties fo:margin-left="7.057cm" fo:margin-right="0cm" fo:margin-top="0cm" fo:margin-bottom="0.436cm" fo:line-height="110%" fo:text-align="justify" fo:text-indent="0cm" style:text-autospace="none"/>
      <style:text-properties fo:font-size="12pt" fo:language="en" fo:country="GB" style:font-size-asian="12pt" style:font-size-complex="12pt"/>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Liste" style:family="graphic">
      <style:paragraph-properties fo:margin-top="0cm" fo:margin-bottom="0.436cm" fo:line-height="110%" fo:text-align="justify" style:text-autospace="none"/>
      <style:text-properties style:font-name="Cambria" fo:font-family="Cambria" style:font-family-generic="roman" fo:font-size="12pt" fo:language="en" fo:country="GB" style:font-name-asian="Mangal1" style:font-family-asian="Mangal"/>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1" style:display-name="Numérotation 1" style:family="graphic">
      <style:paragraph-properties fo:margin-left="1.12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 style:display-name="Numérotation 2" style:family="graphic">
      <style:paragraph-properties fo:margin-left="2.24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Numérotation_20_3" style:display-name="Numérotation 3" style:family="graphic">
      <style:paragraph-properties fo:margin-left="3.3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4" style:display-name="Numérotation 4" style:family="graphic">
      <style:paragraph-properties fo:margin-left="4.48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5" style:display-name="Numérotation 5" style:family="graphic">
      <style:paragraph-properties fo:margin-left="5.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ied_20_de_20_page" style:display-name="Pied de page" style:family="graphic">
      <style:paragraph-properties fo:text-align="justify" style:text-autospace="none">
        <style:tab-stops>
          <style:tab-stop style:position="14.993cm" style:type="center"/>
          <style:tab-stop style:position="29.986cm" style:type="right"/>
        </style:tab-stops>
      </style:paragraph-properties>
      <style:text-properties fo:color="#666666" loext:opacity="100%" loext:color-lum-mod="100%" loext:color-lum-off="0%" style:font-name="Open Sans" fo:font-family="'Open Sans'" style:font-family-generic="swiss" style:font-pitch="variable" fo:language="en" fo:country="US" fo:text-shadow="none" style:font-name-complex="Open Sans" style:font-family-complex="'Open Sans'" style:font-family-generic-complex="swiss" style:font-pitch-complex="variable" style:font-size-complex="9pt"/>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ied_20_de_20_page_20_droit" style:display-name="Pied de pag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ied_20_de_20_page_20_gauche" style:display-name="Pied de pag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1" style:display-name="Puce 1" style:family="graphic">
      <style:paragraph-properties fo:margin-left="1.12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2" style:display-name="Puce 2" style:family="graphic">
      <style:paragraph-properties fo:margin-left="2.24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3" style:display-name="Puce 3" style:family="graphic">
      <style:paragraph-properties fo:margin-left="3.3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4" style:display-name="Puce 4" style:family="graphic">
      <style:paragraph-properties fo:margin-left="4.48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5" style:display-name="Puce 5" style:family="graphic">
      <style:paragraph-properties fo:margin-left="5.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Retrait_20_de_20_corps_20_de_20_texte" style:display-name="Retrait de corps de texte" style:family="graphic">
      <style:paragraph-properties fo:margin-left="0.88cm" fo:margin-right="0cm" fo:margin-top="0cm" fo:margin-bottom="0.436cm" fo:line-height="110%" fo:text-align="justify" fo:text-indent="0cm" style:text-autospace="none"/>
      <style:text-properties fo:font-size="12pt" fo:language="en" fo:country="GB" style:font-size-asian="12pt" style:font-size-complex="12pt"/>
    </style:style>
    <style:style style:name="Retrait_20_de_20_liste" style:display-name="Retrait de liste" style:family="graphic">
      <style:paragraph-properties fo:margin-left="8.821cm" fo:margin-right="0cm" fo:margin-top="0cm" fo:margin-bottom="0.436cm" fo:line-height="110%" fo:text-align="justify" fo:text-indent="-7.938cm" style:text-autospace="none">
        <style:tab-stops>
          <style:tab-stop style:position="8.821cm"/>
        </style:tab-stops>
      </style:paragraph-properties>
      <style:text-properties fo:font-size="12pt" fo:language="en" fo:country="GB" style:font-size-asian="12pt" style:font-size-complex="12pt"/>
    </style:style>
    <style:style style:name="Signature" style:family="graphic">
      <style:paragraph-properties fo:text-align="justify" style:text-autospace="none"/>
      <style:text-properties fo:font-size="12pt" fo:language="en" fo:country="US" style:font-size-asian="12pt" style:font-size-complex="12pt"/>
    </style:style>
    <style:style style:name="Texte_20_préformaté" style:display-name="Texte préformaté" style:family="graphic">
      <style:paragraph-properties fo:margin-top="0cm" fo:margin-bottom="0cm" fo:text-align="justify" style:text-autospace="none"/>
      <style:text-properties style:font-name="Liberation Mono1" fo:font-family="'Liberation Mono', 'Courier New'" style:font-family-generic="modern" style:font-pitch="fixed" fo:font-size="10pt" fo:language="en" fo:country="US" style:font-name-asian="Liberation Mono1" style:font-family-asian="'Liberation Mono', 'Courier New'" style:font-family-generic-asian="modern" style:font-pitch-asian="fixed" style:font-size-asian="10pt"/>
    </style:style>
    <style:style style:name="Tableau"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Table_20_des_20_matières_20_niveau_20_10" style:display-name="Table des matières niveau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9" style:display-name="Table des matières niveau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8" style:display-name="Table des matières niveau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7" style:display-name="Table des matières niveau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6" style:display-name="Table des matières niveau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5" style:display-name="Table des matières niveau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4" style:display-name="Table des matières niveau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3" style:display-name="Table des matières niveau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2" style:display-name="Table des matières niveau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1" style:display-name="Table des matières niveau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Quo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Ci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sigle" style:family="graphic">
      <style:paragraph-properties style:text-autospace="none"/>
      <style:text-properties fo:font-variant="small-caps" fo:font-size="11pt" fo:language="zxx" fo:country="none" style:font-size-asian="11pt" style:font-size-complex="11pt"/>
    </style:style>
    <style:style style:name="Accentuation_20_forte" style:display-name="Accentuation forte" style:family="graphic">
      <style:paragraph-properties style:text-autospace="none"/>
      <style:text-properties fo:font-weight="bold"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style>
    <style:style style:name="Illustration_20_Index_20_1" style:display-name="Illustration Inde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En-tête_20_et_20_pied_20_de_20_page" style:display-name="En-tête et pied de pag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Liste_20_1_20_fin" style:display-name="Liste 1 fin" style:family="graphic">
      <style:paragraph-properties fo:margin-left="1.12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1" style:display-name="Liste 1" style:family="graphic">
      <style:paragraph-properties fo:margin-left="1.12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1_20_début" style:display-name="Liste 1 début" style:family="graphic">
      <style:paragraph-properties fo:margin-left="1.12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1_20_suite" style:display-name="Liste 1 suite" style:family="graphic">
      <style:paragraph-properties fo:margin-left="1.12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2_20_fin" style:display-name="Liste 2 fin" style:family="graphic">
      <style:paragraph-properties fo:margin-left="2.24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2" style:display-name="Liste 2" style:family="graphic">
      <style:paragraph-properties fo:margin-left="2.24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2_20_début" style:display-name="Liste 2 début" style:family="graphic">
      <style:paragraph-properties fo:margin-left="2.24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2_20_suite" style:display-name="Liste 2 suite" style:family="graphic">
      <style:paragraph-properties fo:margin-left="2.24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3_20_début" style:display-name="Liste 3 début" style:family="graphic">
      <style:paragraph-properties fo:margin-left="3.36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3" style:display-name="Liste 3" style:family="graphic">
      <style:paragraph-properties fo:margin-left="3.36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3_20_fin" style:display-name="Liste 3 fin" style:family="graphic">
      <style:paragraph-properties fo:margin-left="3.36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3_20_suite" style:display-name="Liste 3 suite" style:family="graphic">
      <style:paragraph-properties fo:margin-left="3.36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4_20_début" style:display-name="Liste 4 début" style:family="graphic">
      <style:paragraph-properties fo:margin-left="4.48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4" style:display-name="Liste 4" style:family="graphic">
      <style:paragraph-properties fo:margin-left="4.48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4_20_fin" style:display-name="Liste 4 fin" style:family="graphic">
      <style:paragraph-properties fo:margin-left="4.48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4_20_suite" style:display-name="Liste 4 suite" style:family="graphic">
      <style:paragraph-properties fo:margin-left="4.48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5_20_début" style:display-name="Liste 5 début" style:family="graphic">
      <style:paragraph-properties fo:margin-left="5.6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5" style:display-name="Liste 5" style:family="graphic">
      <style:paragraph-properties fo:margin-left="5.6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5_20_fin" style:display-name="Liste 5 fin" style:family="graphic">
      <style:paragraph-properties fo:margin-left="5.6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5_20_suite" style:display-name="Liste 5 suite" style:family="graphic">
      <style:paragraph-properties fo:margin-left="5.6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Retrait_20_de_20_première_20_ligne" style:display-name="Retrait de première ligne" style:family="graphic">
      <style:paragraph-properties fo:margin-left="0cm" fo:margin-right="0cm" fo:margin-top="0cm" fo:margin-bottom="0.178cm" fo:line-height="110%" fo:text-align="justify" fo:text-indent="0.88cm" style:text-autospace="none" style:writing-mode="lr-tb"/>
      <style:text-properties fo:font-size="11pt" fo:language="en" fo:country="US" style:font-size-asian="11pt" style:font-size-complex="11pt"/>
    </style:style>
    <style:style style:name="Corps_20_de_20_texte" style:display-name="Corps de texte" style:family="graphic">
      <style:paragraph-properties fo:margin-left="1.413cm" fo:margin-right="0cm" fo:margin-top="0cm" fo:margin-bottom="0.178cm" fo:line-height="110%" fo:text-align="justify" fo:text-indent="-1.413cm" style:text-autospace="none" style:writing-mode="lr-tb"/>
      <style:text-properties fo:font-size="11pt" fo:language="en" fo:country="US" style:font-size-asian="11pt" style:font-size-complex="11pt"/>
    </style:style>
    <style:style style:name="Titre_20_principal" style:display-name="Titre principal" style:family="graphic">
      <style:paragraph-properties fo:margin-top="0.746cm" fo:margin-bottom="0.374cm" fo:text-align="center" style:text-autospace="none"/>
      <style:text-properties style:font-name="Lucida Sans Unicode1" fo:font-family="'Lucida Sans Unicode'" style:font-family-generic="swiss" fo:font-size="28pt" fo:language="en" fo:country="US" fo:font-weight="bold" style:font-name-asian="Mangal" style:font-family-asian="Mangal" style:font-pitch-asian="variable" style:font-size-asian="28pt" style:font-weight-asian="bold"/>
    </style:style>
    <style:style style:name="anglais" style:family="graphic">
      <style:paragraph-properties style:text-autospace="none"/>
      <style:text-properties fo:language="en" fo:country="GB"/>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svg:stroke-color="#3465a4" draw:fill="none" draw:textarea-horizontal-align="left" draw:auto-grow-height="false" draw:fit-to-size="false" style:shrink-to-fit="true" fo:padding-top="0.1cm" fo:padding-bottom="0.1cm">
        <text:list-style style:name="Standard-outline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style:graphic-properties>
      <style:paragraph-properties fo:margin-left="0cm" fo:margin-right="0cm" fo:margin-top="0.499cm" fo:margin-bottom="0cm" fo:text-indent="0cm"/>
      <style:text-properties fo:font-variant="normal" fo:text-transform="none" fo:color="#002377" loext:opacity="100%" loext:color-lum-mod="100%" loext:color-lum-off="0%" style:text-outline="false" style:text-line-through-style="none" style:text-line-through-type="none" style:font-name="Cambria1"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style:font-name="Cambria1" fo:font-family="Cambria" style:font-family-generic="roman" style:font-pitch="variable" fo:font-size="16pt" fo:language="en" fo:country="GB" fo:font-weight="normal" style:font-size-asian="16pt" style:font-weight-asian="normal" style:font-size-complex="16pt" style:font-weight-complex="normal"/>
    </style:style>
    <style:style style:name="Standard-outline3" style:family="presentation" style:parent-style-name="Standard-outline2">
      <style:paragraph-properties fo:margin-top="0.3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4" style:family="presentation" style:parent-style-name="Standard-outline3">
      <style:paragraph-properties fo:margin-top="0.2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5" style:family="presentation" style:parent-style-name="Standard-outline4">
      <style:paragraph-properties fo:margin-top="0.1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6" style:family="presentation" style:parent-style-name="Standard-outline5">
      <style:paragraph-properties fo:margin-top="0.1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7" style:family="presentation" style:parent-style-name="Standard-outline6">
      <style:paragraph-properties fo:margin-top="0.1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width="0.053cm" svg:stroke-color="#c1121f" draw:fill="none" draw:textarea-vertical-align="top" fo:padding-top="0.1cm" fo:padding-bottom="0.1cm" fo:padding-left="0.3cm" fo:padding-right="0.3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c1121f" loext:opacity="100%" loext:color-lum-mod="100%" loext:color-lum-off="0%" style:text-outline="false" style:text-line-through-style="none" style:text-line-through-type="none" style:font-name="Cambria1"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808080" draw:marker-start-width="0.321cm" draw:marker-end-width="0.321cm" draw:fill="gradient" draw:fill-gradient-name="Gradient_20_8" draw:gradient-step-count="0" draw:textarea-vertical-align="middle" fo:padding-top="0.165cm" fo:padding-bottom="0.165cm" fo:padding-left="0.29cm" fo:padding-right="0.29cm"/>
    </style:style>
    <style:style style:name="Mgr4" style:family="graphic" style:parent-style-name="standard">
      <style:graphic-properties draw:stroke="none" svg:stroke-width="0cm" svg:stroke-color="#808080" draw:marker-start-width="0.321cm" draw:marker-end-width="0.321cm" draw:fill="solid" draw:fill-color="#808080" draw:gradient-step-count="0" draw:opacity="100%" draw:textarea-horizontal-align="center" draw:textarea-vertical-align="middle" fo:padding-top="0.165cm" fo:padding-bottom="0.165cm" fo:padding-left="0.29cm" fo:padding-right="0.29cm"/>
    </style:style>
    <style:style style:name="Mgr5" style:family="graphic" style:parent-style-name="objectwithoutfill">
      <style:graphic-properties draw:stroke="none" svg:stroke-width="0cm" svg:stroke-color="#808080" draw:marker-start-width="0.321cm" draw:marker-end-width="0.321cm" draw:fill="solid" draw:fill-color="#eeeeee" draw:textarea-vertical-align="middle" fo:padding-top="0.165cm" fo:padding-bottom="0.165cm" fo:padding-left="0.29cm" fo:padding-right="0.29cm"/>
    </style:style>
    <style:style style:name="Mgr6" style:family="graphic" style:parent-style-name="standard">
      <style:graphic-properties draw:stroke="none" svg:stroke-width="0cm" svg:stroke-color="#808080" draw:marker-start-width="0.321cm" draw:marker-end-width="0.321cm" draw:fill="solid" draw:fill-color="#808080" draw:opacity="100%" draw:textarea-horizontal-align="center" draw:textarea-vertical-align="middle" fo:padding-top="0.165cm" fo:padding-bottom="0.165cm" fo:padding-left="0.29cm" fo:padding-right="0.29cm"/>
    </style:style>
    <style:style style:name="Mgr7" style:family="graphic" style:parent-style-name="objectwithoutfill">
      <style:graphic-properties draw:stroke="none" svg:stroke-width="0cm" svg:stroke-color="#808080" draw:marker-start-width="0.321cm" draw:marker-end-width="0.321cm" draw:fill="solid" draw:fill-color="#cccccc" draw:textarea-vertical-align="middle" fo:padding-top="0.165cm" fo:padding-bottom="0.165cm" fo:padding-left="0.29cm" fo:padding-right="0.29cm"/>
    </style:style>
    <style:style style:name="Mgr8" style:family="graphic" style:parent-style-name="objectwithoutfill">
      <style:graphic-properties draw:stroke="none" svg:stroke-width="0cm" svg:stroke-color="#808080" draw:marker-start-width="0.321cm" draw:marker-end-width="0.321cm" draw:fill="solid" draw:fill-color="#b2b2b2" draw:textarea-vertical-align="middle" fo:padding-top="0.165cm" fo:padding-bottom="0.165cm" fo:padding-left="0.29cm" fo:padding-right="0.29cm"/>
    </style:style>
    <style:style style:name="Mgr9" style:family="graphic" style:parent-style-name="objectwithoutfill">
      <style:graphic-properties draw:stroke="none" svg:stroke-width="0cm" svg:stroke-color="#808080" draw:marker-start-width="0.321cm" draw:marker-end-width="0.321cm" draw:fill="solid" draw:fill-color="#999999" draw:textarea-vertical-align="middle" fo:padding-top="0.165cm" fo:padding-bottom="0.165cm" fo:padding-left="0.29cm" fo:padding-right="0.29cm"/>
    </style:style>
    <style:style style:name="Mgr10" style:family="graphic" style:parent-style-name="standard">
      <style:graphic-properties draw:stroke="none" draw:fill="solid" draw:fill-color="#ffffff" draw:textarea-horizontal-align="center" draw:textarea-vertical-align="middle" fo:min-height="1.916cm" draw:shadow="hidden"/>
    </style:style>
    <style:style style:name="Mgr11" style:family="graphic" style:parent-style-name="standard">
      <style:graphic-properties draw:stroke="none" draw:fill="solid" draw:fill-color="#002377" draw:textarea-horizontal-align="center" draw:textarea-vertical-align="middle" fo:min-height="1.916cm" draw:shadow="hidden"/>
    </style:style>
    <style:style style:name="Mgr12" style:family="graphic" style:parent-style-name="standard">
      <style:graphic-properties draw:stroke="none" draw:fill="solid" draw:fill-color="#c1121f" draw:textarea-horizontal-align="center" draw:textarea-vertical-align="middle" fo:min-height="1.916cm" draw:shadow="hidden"/>
    </style:style>
    <style:style style:name="Mgr13" style:family="graphic" style:parent-style-name="standard">
      <style:graphic-properties draw:stroke="none" svg:stroke-width="0.081cm" svg:stroke-color="#ffffff" draw:marker-start-width="0.321cm" draw:marker-end-width="0.321cm" svg:stroke-opacity="100%" draw:fill="solid" draw:fill-color="#ffffff" draw:opacity="100%" draw:textarea-horizontal-align="center" draw:textarea-vertical-align="middle" fo:min-height="1.15cm" fo:padding-top="0.165cm" fo:padding-bottom="0.165cm" fo:padding-left="0.29cm" fo:padding-right="0.29cm" draw:shadow="hidden"/>
    </style:style>
    <style:style style:name="Mgr14" style:family="graphic" style:parent-style-name="standard">
      <style:graphic-properties draw:stroke="none" svg:stroke-width="0.081cm" svg:stroke-color="#ffffff" draw:marker-start-width="0.321cm" draw:marker-end-width="0.321cm" svg:stroke-opacity="100%" draw:fill="solid" draw:fill-color="#c1121f" draw:opacity="100%" draw:textarea-horizontal-align="center" draw:textarea-vertical-align="middle" fo:min-height="1.15cm" fo:padding-top="0.165cm" fo:padding-bottom="0.165cm" fo:padding-left="0.29cm" fo:padding-right="0.29cm" draw:shadow="hidden"/>
    </style:style>
    <style:style style:name="Mgr15" style:family="graphic" style:parent-style-name="standard">
      <style:graphic-properties draw:stroke="none" svg:stroke-width="0.081cm" svg:stroke-color="#ffffff" draw:marker-start-width="0.321cm" draw:marker-end-width="0.321cm" svg:stroke-opacity="100%" draw:fill="solid" draw:fill-color="#002377" draw:opacity="100%" draw:textarea-horizontal-align="center" draw:textarea-vertical-align="middle" fo:min-height="1.15cm" fo:padding-top="0.165cm" fo:padding-bottom="0.165cm" fo:padding-left="0.29cm" fo:padding-right="0.29cm" draw:shadow="hidden"/>
    </style:style>
    <style:style style:name="Mgr16" style:family="graphic" style:parent-style-name="objectwithoutfill">
      <style:graphic-properties draw:stroke="solid" svg:stroke-color="#ffffff" draw:fill="solid" draw:fill-color="#002377" draw:textarea-vertical-align="middle"/>
    </style:style>
    <style:style style:name="Mgr17" style:family="graphic" style:parent-style-name="standard">
      <style:graphic-properties draw:stroke="none" draw:fill="solid" draw:fill-color="#ffffff" draw:textarea-horizontal-align="justify" draw:textarea-vertical-align="middle" draw:auto-grow-height="false" fo:min-height="2.75cm" fo:min-width="2.5cm" draw:shadow="hidden"/>
    </style:style>
    <style:style style:name="Mgr18" style:family="graphic" style:parent-style-name="objectwithoutfill">
      <style:graphic-properties draw:stroke="none" svg:stroke-color="#3465a4" draw:fill="solid" draw:fill-color="#c1121f" draw:textarea-vertical-align="middle" draw:auto-grow-height="false" fo:min-height="2.75cm" fo:min-width="2.5cm"/>
    </style:style>
    <style:style style:name="Mgr19" style:family="graphic" style:parent-style-name="standard">
      <style:graphic-properties draw:stroke="none" draw:fill="solid" draw:fill-color="#c1121f" draw:textarea-horizontal-align="justify" draw:textarea-vertical-align="middle" draw:auto-grow-height="false" fo:min-height="2.75cm" fo:min-width="2.5cm" draw:shadow="hidden"/>
    </style:style>
    <style:style style:name="Mgr20" style:family="graphic" style:parent-style-name="standard">
      <style:graphic-properties draw:stroke="none" svg:stroke-width="0cm" svg:stroke-color="#ffffff" draw:marker-start-width="0.321cm" draw:marker-end-width="0.321cm" draw:fill="solid" draw:fill-color="#ffffff" draw:opacity="100%" draw:textarea-horizontal-align="center" draw:textarea-vertical-align="middle" fo:padding-top="0.165cm" fo:padding-bottom="0.165cm" fo:padding-left="0.29cm" fo:padding-right="0.29cm"/>
    </style:style>
    <style:style style:name="Mgr21" style:family="graphic" style:parent-style-name="objectwithoutfill">
      <style:graphic-properties svg:stroke-width="0.028cm" svg:stroke-color="#808080" draw:marker-start-width="0.242cm" draw:marker-end-width="0.242cm" draw:fill="solid" draw:fill-color="#999999" draw:textarea-vertical-align="middle" fo:padding-top="0.139cm" fo:padding-bottom="0.139cm" fo:padding-left="0.264cm" fo:padding-right="0.264cm"/>
    </style:style>
    <style:style style:name="Mgr22" style:family="graphic" style:parent-style-name="standard">
      <style:graphic-properties svg:stroke-width="0.028cm" svg:stroke-color="#808080" draw:marker-start-width="0.242cm" draw:marker-end-width="0.242cm" draw:fill="gradient" draw:fill-gradient-name="Gradient_20_11" draw:textarea-horizontal-align="justify" draw:textarea-vertical-align="middle" draw:auto-grow-height="false" fo:min-height="1.75cm" fo:min-width="12.5cm" fo:padding-top="0.139cm" fo:padding-bottom="0.139cm" fo:padding-left="0.264cm" fo:padding-right="0.264cm"/>
    </style:style>
    <style:style style:name="Mgr23" style:family="graphic" style:parent-style-name="standard">
      <style:graphic-properties draw:stroke="none" svg:stroke-color="#000000" draw:fill="none" draw:fill-color="#ffffff" draw:textarea-vertical-align="middle" fo:min-height="1.6cm"/>
      <style:paragraph-properties style:writing-mode="lr-tb"/>
    </style:style>
    <style:style style:name="Mgr24" style:family="graphic" style:parent-style-name="standard">
      <style:graphic-properties draw:stroke="none" svg:stroke-color="#000000" draw:fill="none" draw:fill-color="#ffffff" draw:textarea-vertical-align="middle" fo:min-height="1.347cm" fo:padding-top="0cm" fo:padding-bottom="0cm" fo:padding-left="0cm" fo:padding-right="0cm"/>
      <style:paragraph-properties style:writing-mode="lr-tb"/>
    </style:style>
    <style:style style:name="Mgr25"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gr26"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aragraph-properties style:writing-mode="lr-tb"/>
    </style:style>
    <style:style style:name="Mgr27" style:family="graphic" style:parent-style-name="standard">
      <style:graphic-properties draw:stroke="none" svg:stroke-color="#000000" draw:fill="none" draw:fill-color="#ffffff" draw:textarea-vertical-align="middle" draw:auto-grow-height="true" draw:auto-grow-width="false" fo:max-height="0cm" fo:min-height="0.71cm"/>
      <style:paragraph-properties style:writing-mode="lr-tb"/>
    </style:style>
    <style:style style:name="M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outline1">
      <style:graphic-properties fo:min-height="12.18cm"/>
      <style:paragraph-properties style:writing-mode="lr-tb"/>
    </style:style>
    <style:style style:name="Mpr2" style:family="presentation" style:parent-style-name="Standard-backgroundobjects">
      <style:graphic-properties draw:stroke="solid" svg:stroke-width="0.053cm" svg:stroke-color="#c1121f" draw:marker-start-width="0.279cm" draw:marker-end-width="0.279cm" draw:fill-color="#c1121f" draw:textarea-vertical-align="middle" draw:auto-grow-height="false" fo:min-height="0.748cm" fo:min-width="3.148cm" fo:padding-top="0.026cm" fo:padding-bottom="0.026cm" fo:padding-left="0.026cm" fo:padding-right="0.026cm"/>
      <style:paragraph-properties style:writing-mode="lr-tb"/>
    </style:style>
    <style:style style:name="Mpr3" style:family="presentation" style:parent-style-name="Standard-backgroundobjects">
      <style:graphic-properties svg:stroke-width="0.053cm" svg:stroke-color="#808080" draw:marker-start-width="0.279cm" draw:marker-end-width="0.279cm" draw:fill="none" draw:textarea-vertical-align="middle" draw:auto-grow-height="false" fo:min-height="0.748cm" fo:min-width="23.148cm" fo:padding-top="0.026cm" fo:padding-bottom="0.026cm" fo:padding-left="0.026cm" fo:padding-right="0.026cm"/>
    </style:style>
    <style:style style:name="Mpr4" style:family="presentation" style:parent-style-name="Standard-backgroundobjects">
      <style:graphic-properties svg:stroke-width="0.053cm" svg:stroke-color="#c1121f" draw:marker-start-width="0.279cm" draw:marker-end-width="0.279cm" draw:fill="none" draw:textarea-vertical-align="middle" draw:auto-grow-height="false" fo:min-height="15.748cm" fo:min-width="11.948cm" fo:padding-top="0.026cm" fo:padding-bottom="0.026cm" fo:padding-left="0.026cm" fo:padding-right="0.026cm"/>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7" style:family="paragraph">
      <loext:graphic-properties draw:fill-color="#c1121f"/>
      <style:paragraph-properties fo:text-align="center" style:writing-mode="lr-tb"/>
      <style:text-properties fo:color="#ffffff" loext:opacity="100%" loext:color-lum-mod="100%" loext:color-lum-off="0%" style:font-name="Open Sans" fo:font-size="14pt" fo:font-style="italic" fo:font-weight="normal" style:font-size-asian="14pt" style:font-style-asian="italic" style:font-weight-asian="normal" style:font-size-complex="14pt" style:font-style-complex="italic" style:font-weight-complex="normal"/>
    </style:style>
    <style:style style:name="MP8" style:family="paragraph">
      <loext:graphic-properties draw:fill="none"/>
      <style:paragraph-properties fo:text-align="center"/>
    </style:style>
    <style:style style:name="MP9" style:family="paragraph">
      <loext:graphic-properties draw:fill="gradient" draw:fill-gradient-name="Gradient_20_8" draw:gradient-step-count="0"/>
      <style:paragraph-properties fo:text-align="center"/>
    </style:style>
    <style:style style:name="MP10" style:family="paragraph">
      <loext:graphic-properties draw:fill="solid" draw:fill-color="#808080" draw:gradient-step-count="0" draw:opacity="100%"/>
      <style:paragraph-properties fo:text-align="center"/>
    </style:style>
    <style:style style:name="MP11" style:family="paragraph">
      <loext:graphic-properties draw:fill="solid" draw:fill-color="#eeeeee"/>
      <style:paragraph-properties fo:text-align="center"/>
    </style:style>
    <style:style style:name="MP12" style:family="paragraph">
      <loext:graphic-properties draw:fill="solid" draw:fill-color="#808080" draw:opacity="100%"/>
      <style:paragraph-properties fo:text-align="center"/>
    </style:style>
    <style:style style:name="MP13" style:family="paragraph">
      <loext:graphic-properties draw:fill="solid" draw:fill-color="#cccccc"/>
      <style:paragraph-properties fo:text-align="center"/>
    </style:style>
    <style:style style:name="MP14" style:family="paragraph">
      <loext:graphic-properties draw:fill="solid" draw:fill-color="#b2b2b2"/>
      <style:paragraph-properties fo:text-align="center"/>
    </style:style>
    <style:style style:name="MP15" style:family="paragraph">
      <loext:graphic-properties draw:fill="solid" draw:fill-color="#999999"/>
      <style:paragraph-properties fo:text-align="center"/>
    </style:style>
    <style:style style:name="MP16" style:family="paragraph">
      <loext:graphic-properties draw:fill="solid" draw:fill-color="#ffffff"/>
      <style:paragraph-properties fo:line-height="115%" fo:text-align="center"/>
    </style:style>
    <style:style style:name="MP17" style:family="paragraph">
      <loext:graphic-properties draw:fill="solid" draw:fill-color="#002377"/>
      <style:paragraph-properties fo:line-height="115%" fo:text-align="center"/>
    </style:style>
    <style:style style:name="MP18" style:family="paragraph">
      <loext:graphic-properties draw:fill="solid" draw:fill-color="#c1121f"/>
      <style:paragraph-properties fo:line-height="115%" fo:text-align="center"/>
    </style:style>
    <style:style style:name="MP19" style:family="paragraph">
      <loext:graphic-properties draw:fill="solid" draw:fill-color="#ffffff" draw:opacity="100%"/>
      <style:paragraph-properties fo:line-height="115%" fo:text-align="center"/>
    </style:style>
    <style:style style:name="MP20" style:family="paragraph">
      <loext:graphic-properties draw:fill="solid" draw:fill-color="#c1121f" draw:opacity="100%"/>
      <style:paragraph-properties fo:line-height="115%" fo:text-align="center"/>
    </style:style>
    <style:style style:name="MP21" style:family="paragraph">
      <loext:graphic-properties draw:fill="solid" draw:fill-color="#002377" draw:opacity="100%"/>
      <style:paragraph-properties fo:line-height="115%" fo:text-align="center"/>
    </style:style>
    <style:style style:name="MP22" style:family="paragraph">
      <loext:graphic-properties draw:fill="solid" draw:fill-color="#002377"/>
      <style:paragraph-properties fo:text-align="center"/>
    </style:style>
    <style:style style:name="MP23" style:family="paragraph">
      <loext:graphic-properties draw:fill="solid" draw:fill-color="#ffffff"/>
      <style:paragraph-properties fo:text-align="center"/>
    </style:style>
    <style:style style:name="MP24" style:family="paragraph">
      <loext:graphic-properties draw:fill="solid" draw:fill-color="#c1121f"/>
      <style:paragraph-properties fo:text-align="center"/>
    </style:style>
    <style:style style:name="MP25" style:family="paragraph">
      <loext:graphic-properties draw:fill="solid" draw:fill-color="#ffffff" draw:opacity="100%"/>
      <style:paragraph-properties fo:text-align="center"/>
    </style:style>
    <style:style style:name="MP26" style:family="paragraph">
      <loext:graphic-properties draw:fill="gradient" draw:fill-gradient-name="Gradient_20_11"/>
      <style:paragraph-properties fo:text-align="center"/>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style:font-name="Magneto" fo:font-size="20pt" fo:language="en" fo:country="US" fo:font-weight="normal" style:font-size-asian="20pt" style:font-size-complex="20pt"/>
    </style:style>
    <style:style style:name="MP29" style:family="paragraph">
      <style:paragraph-properties fo:text-align="end"/>
    </style:style>
    <style:style style:name="MP30" style:family="paragraph">
      <loext:graphic-properties draw:fill="none" draw:fill-color="#ffffff"/>
      <style:paragraph-properties fo:text-align="end" style:writing-mode="lr-tb"/>
      <style:text-properties fo:font-size="14pt" fo:font-weight="bold" style:font-size-asian="14pt" style:font-weight-asian="bold" style:font-size-complex="14pt" style:font-weight-complex="bold"/>
    </style:style>
    <style:style style:name="M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2" style:family="paragraph">
      <loext:graphic-properties draw:fill="none" draw:fill-color="#ffffff"/>
      <style:paragraph-properties fo:text-align="end" style:writing-mode="lr-tb"/>
      <style:text-properties fo:color="#7e7e7e" loext:opacity="100%" loext:color-lum-mod="100%" loext:color-lum-off="0%" style:font-name="Open Sans" fo:font-size="14pt" fo:font-weight="normal" style:font-size-asian="14pt" style:font-weight-asian="normal" style:font-size-complex="14pt" style:font-weight-complex="normal"/>
    </style:style>
    <style:style style:name="MP33" style:family="paragraph">
      <style:paragraph-properties fo:text-align="start"/>
    </style:style>
    <style:style style:name="MP34" style:family="paragraph">
      <loext:graphic-properties draw:fill="none" draw:fill-color="#ffffff"/>
      <style:paragraph-properties fo:text-align="start" style:writing-mode="lr-tb"/>
      <style:text-properties fo:color="#7e7e7e" loext:opacity="100%" loext:color-lum-mod="100%" loext:color-lum-off="0%" style:font-name="OpenSymbol3"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T3" style:family="text">
      <style:text-properties style:font-name="Magneto" fo:font-size="20pt" fo:language="en" fo:country="US" fo:font-weight="normal" style:font-size-asian="20pt" style:font-size-complex="20pt"/>
    </style:style>
    <style:style style:name="MT4" style:family="text">
      <style:text-properties style:font-name="Open Sans" fo:font-size="14pt" fo:language="en" fo:country="GB" fo:font-weight="bold" style:font-size-asian="14pt" style:font-weight-asian="bold" style:font-size-complex="14pt" style:font-weight-complex="bold"/>
    </style:style>
    <style:style style:name="MT5" style:family="text">
      <style:text-properties fo:color="#7e7e7e" loext:opacity="100%" style:font-name="Open Sans" fo:font-size="14pt" fo:font-weight="normal" style:font-size-asian="14pt" style:font-weight-asian="normal" style:font-size-complex="14pt" style:font-weight-complex="normal"/>
    </style:style>
    <style:style style:name="MT6" style:family="text">
      <style:text-properties fo:font-variant="normal" fo:text-transform="none" fo:color="#7e7e7e" loext:opacity="100%" style:text-outline="false" style:text-line-through-style="none" style:text-line-through-type="none" style:font-name="OpenSymbol4" fo:font-size="14pt" fo:font-style="normal" fo:text-shadow="none" style:text-underline-style="none" fo:font-weight="bold" style:letter-kerning="true" style:font-name-asian="OpenSymbol4" style:font-size-asian="14pt" style:font-style-asian="normal" style:font-weight-asian="bold" style:font-name-complex="OpenSymbol4" style:font-size-complex="14pt" style:font-style-complex="normal" style:font-weight-complex="bold" style:text-emphasize="none" style:font-relief="none" style:text-overline-style="none" style:text-overline-color="font-color"/>
    </style:style>
    <style:style style:name="MT7" style:family="text">
      <style:text-properties fo:color="#7e7e7e" loext:opacity="100%" style:font-name="OpenSymbol3"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12cm" svg:height="15.8cm" svg:x="2cm" svg:y="3.6cm" presentation:class="title" presentation:placeholder="true">
        <draw:text-box/>
      </draw:frame>
      <draw:frame presentation:style-name="Mpr1" draw:text-style-name="MP5" draw:layer="backgroundobjects" svg:width="11.999cm" svg:height="15.6cm" svg:x="14.6cm" svg:y="3.6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custom-shape presentation:style-name="Mpr2" draw:text-style-name="MP7" draw:layer="backgroundobjects" svg:width="3.2cm" svg:height="0.8cm" draw:transform="rotate (1.5707963267949) translate (1.2cm 6.8cm)">
        <text:p text:style-name="MP6"><text:span text:style-name="MT2">Original text</text:span></text:p>
        <draw:enhanced-geometry svg:viewBox="0 0 21600 21600" draw:type="rectangle" draw:enhanced-path="M 0 0 L 21600 0 21600 21600 0 21600 0 0 Z N"/>
      </draw:custom-shape>
      <draw:custom-shape presentation:style-name="Mpr3" draw:text-style-name="MP8" draw:layer="backgroundobjects" svg:width="23.2cm" svg:height="0.8cm" svg:x="2cm" svg:y="19.8cm">
        <text:p/>
        <draw:enhanced-geometry svg:viewBox="0 0 21600 21600" draw:type="rectangle" draw:enhanced-path="M 0 0 L 21600 0 21600 21600 0 21600 0 0 Z N"/>
      </draw:custom-shape>
      <draw:custom-shape presentation:style-name="Mpr4" draw:text-style-name="MP8" draw:layer="backgroundobjects" svg:width="12cm" svg:height="15.8cm" svg:x="2cm" svg:y="3.6cm">
        <text:p/>
        <draw:enhanced-geometry svg:viewBox="0 0 21600 21600" draw:type="rectangle" draw:enhanced-path="M 0 0 L 21600 0 21600 21600 0 21600 0 0 Z N"/>
      </draw:custom-shape>
      <draw:g>
        <draw:g>
          <draw:g>
            <draw:path draw:style-name="Mgr3" draw:text-style-name="MP9" draw:layer="backgroundobjects" svg:width="3.099cm" svg:height="2cm" svg:x="3.301cm" svg:y="0.984cm" svg:viewBox="0 0 3100 2001" svg:d="M2966 2001h-1787l-1072-571c-36-143-107-283-107-429s71-286 107-429l1072-572h1787c465 0-464 2001 0 2001z">
              <text:p/>
            </draw:path>
            <draw:path draw:style-name="Mgr4" draw:text-style-name="MP10" draw:layer="backgroundobjects" svg:width="3.128cm" svg:height="2.029cm" svg:x="3.286cm" svg:y="0.969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
              <text:p/>
            </draw:path>
          </draw:g>
          <draw:g>
            <draw:path draw:style-name="Mgr5" draw:text-style-name="MP11" draw:layer="backgroundobjects" svg:width="2.633cm" svg:height="0.45cm" svg:x="3.312cm" svg:y="1.426cm" svg:viewBox="0 0 2634 451" svg:d="M0 451h2634c-108-215-386-554-782-421-585 197-1243 279-1815 279-16 57-28 100-37 142z">
              <text:p/>
            </draw:path>
            <draw:path draw:style-name="Mgr6" draw:text-style-name="MP12" draw:layer="backgroundobjects" svg:width="2.662cm" svg:height="0.479cm" svg:x="3.297cm" svg:y="1.412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
              <text:p/>
            </draw:path>
          </draw:g>
          <draw:g>
            <draw:path draw:style-name="Mgr7" draw:text-style-name="MP13" draw:layer="backgroundobjects" svg:width="2.702cm" svg:height="0.749cm" svg:x="3.35cm" svg:y="0.984cm" svg:viewBox="0 0 2703 750" svg:d="M1130 0h1573c-465 432-1589 753-2703 750 15-60 39-119 58-178z">
              <text:p/>
            </draw:path>
            <draw:path draw:style-name="Mgr6" draw:text-style-name="MP12" draw:layer="backgroundobjects" svg:width="2.731cm" svg:height="0.778cm" svg:x="3.335cm" svg:y="0.969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
              <text:p/>
            </draw:path>
          </draw:g>
          <draw:g>
            <draw:path draw:style-name="Mgr8" draw:text-style-name="MP14" draw:layer="backgroundobjects" svg:width="1.137cm" svg:height="0.213cm" svg:x="3.301cm" svg:y="1.877cm" svg:viewBox="0 0 1138 214" svg:d="M1138 0v214h-1126c-4-35-12-70-12-107s7-71 11-107z">
              <text:p/>
            </draw:path>
            <draw:path draw:style-name="Mgr6" draw:text-style-name="MP12" draw:layer="backgroundobjects" svg:width="1.166cm" svg:height="0.242cm" svg:x="3.286cm" svg:y="1.863cm" svg:viewBox="0 0 1167 243" svg:d="M1160 2c2 1 4 3 5 5 1 3 2 5 2 7v215c0 3-1 5-2 7s-3 4-5 5c-3 2-5 2-8 2h-1125c-3 0-5 0-8-2-2-1-4-3-5-5s-2-3-2-5c-4-37-12-72-12-109 0-38 7-73 11-109 0-2 1-4 2-6s3-4 5-5c3-1 5-2 8-2h1126c3 0 5 1 8 2zM29 122c0 32 6 62 10 92h1099v-185h-1100c-3 31-9 61-9 93z">
              <text:p/>
            </draw:path>
          </draw:g>
          <draw:g>
            <draw:path draw:style-name="Mgr9" draw:text-style-name="MP15" draw:layer="backgroundobjects" svg:width="0.245cm" svg:height="1cm" svg:x="6.138cm" svg:y="1.984cm" svg:viewBox="0 0 246 1001" svg:d="M129 0c-72 322-250 1001 0 1001s24-989 0-1001z">
              <text:p/>
            </draw:path>
            <draw:path draw:style-name="Mgr6" draw:text-style-name="MP12" draw:layer="backgroundobjects" svg:width="0.273cm" svg:height="1.029cm" svg:x="6.124cm" svg:y="1.97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
              <text:p/>
            </draw:path>
          </draw:g>
          <draw:g>
            <draw:path draw:style-name="Mgr5" draw:text-style-name="MP11" draw:layer="backgroundobjects" svg:width="2.633cm" svg:height="0.45cm" svg:x="3.312cm" svg:y="2.092cm" svg:viewBox="0 0 2634 451" svg:d="M0 0h2634c-108 214-386 554-782 421-585-197-1243-279-1815-279-16-57-28-100-37-142z">
              <text:p/>
            </draw:path>
            <draw:path draw:style-name="Mgr6" draw:text-style-name="MP12" draw:layer="backgroundobjects" svg:width="2.662cm" svg:height="0.479cm" svg:x="3.298cm" svg:y="2.077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
              <text:p/>
            </draw:path>
          </draw:g>
          <draw:g>
            <draw:path draw:style-name="Mgr7" draw:text-style-name="MP13" draw:layer="backgroundobjects" svg:width="2.702cm" svg:height="0.749cm" svg:x="3.35cm" svg:y="2.235cm" svg:viewBox="0 0 2703 750" svg:d="M1130 750h1573c-465-432-1589-752-2703-750 15 60 39 119 58 178z">
              <text:p/>
            </draw:path>
            <draw:path draw:style-name="Mgr6" draw:text-style-name="MP12" draw:layer="backgroundobjects" svg:width="2.731cm" svg:height="0.778cm" svg:x="3.336cm" svg:y="2.22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
              <text:p/>
            </draw:path>
          </draw:g>
        </draw:g>
        <draw:g>
          <draw:g>
            <draw:polygon draw:style-name="Mgr10" draw:text-style-name="MP16" draw:layer="backgroundobjects" svg:width="0.312cm" svg:height="0.499cm" svg:x="4.187cm" svg:y="2.245cm" svg:viewBox="0 0 313 500" draw:points="227,500 0,500 86,0 313,0 298,87 156,87 137,197 270,197 255,284 122,284 100,413 242,413">
              <text:p/>
            </draw:polygon>
            <draw:path draw:style-name="Mgr10" draw:text-style-name="MP16" draw:layer="backgroundobjects" svg:width="0.304cm" svg:height="0.389cm" svg:x="4.49cm" svg:y="2.355cm" svg:viewBox="0 0 305 390" svg:d="M261 390h-83l38-224c3-15 4-29 4-40 0-28-10-43-30-43-17 0-32 13-46 40-14 26-25 62-33 108l-27 159h-84l66-383h64l-6 71h2c27-52 60-78 98-78 26 0 46 10 60 29s21 46 21 81c0 17-3 37-7 62z">
              <text:p/>
            </draw:path>
            <draw:path draw:style-name="Mgr10" draw:text-style-name="MP16" draw:layer="backgroundobjects" svg:width="0.36cm" svg:height="0.557cm" svg:x="4.791cm" svg:y="2.355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0" draw:text-style-name="MP16" draw:layer="backgroundobjects" svg:width="0.174cm" svg:height="0.532cm" svg:x="5.14cm" svg:y="2.212cm" svg:viewBox="0 0 175 533" draw:points="84,533 0,533 92,0 175,0">
              <text:p/>
            </draw:polygon>
            <draw:path draw:style-name="Mgr10" draw:text-style-name="MP16" draw:layer="backgroundobjects" svg:width="0.17cm" svg:height="0.532cm" svg:x="5.309cm" svg:y="2.212cm" svg:viewBox="0 0 171 533" svg:d="M79 60c0-20 5-35 13-45 9-10 22-15 38-15 13 0 24 4 31 11s10 17 10 30c0 18-4 33-12 44-8 12-21 17-38 17-28 0-42-14-42-42zM84 533h-84l66-383h83z">
              <text:p/>
            </draw:path>
            <draw:path draw:style-name="Mgr10" draw:text-style-name="MP16" draw:layer="backgroundobjects" svg:width="0.25cm" svg:height="0.396cm" svg:x="5.474cm" svg:y="2.355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0" draw:text-style-name="MP16" draw:layer="backgroundobjects" svg:width="0.304cm" svg:height="0.532cm" svg:x="5.748cm" svg:y="2.212cm" svg:viewBox="0 0 305 533" svg:d="M261 533h-83l38-224c3-16 4-29 4-41 0-28-10-42-30-42-17 0-32 13-46 39s-25 62-33 109l-27 159h-84l92-533h83c-7 41-12 73-16 95s-12 57-24 106h2c11-18 24-32 38-42 14-11 31-16 49-16 26 0 46 9 60 28s21 46 21 82c0 17-3 37-7 62z">
              <text:p/>
            </draw:path>
          </draw:g>
          <draw:g>
            <draw:polygon draw:style-name="Mgr11" draw:text-style-name="MP17" draw:layer="backgroundobjects" svg:width="0.312cm" svg:height="0.499cm" svg:x="4.151cm" svg:y="2.221cm" svg:viewBox="0 0 313 500" draw:points="227,500 0,500 86,0 313,0 298,87 156,87 137,197 270,197 255,284 122,284 100,413 242,413">
              <text:p/>
            </draw:polygon>
            <draw:path draw:style-name="Mgr12" draw:text-style-name="MP18" draw:layer="backgroundobjects" svg:width="0.304cm" svg:height="0.389cm" svg:x="4.454cm" svg:y="2.331cm" svg:viewBox="0 0 305 390" svg:d="M261 390h-83l38-224c3-15 4-29 4-40 0-28-10-43-30-43-17 0-32 13-46 40-14 26-25 62-33 108l-27 159h-84l66-383h64l-6 71h2c27-52 60-78 98-78 26 0 46 10 60 29s21 46 21 81c0 17-3 37-7 62z">
              <text:p/>
            </draw:path>
            <draw:path draw:style-name="Mgr11" draw:text-style-name="MP17" draw:layer="backgroundobjects" svg:width="0.36cm" svg:height="0.557cm" svg:x="4.755cm" svg:y="2.331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2" draw:text-style-name="MP18" draw:layer="backgroundobjects" svg:width="0.174cm" svg:height="0.532cm" svg:x="5.104cm" svg:y="2.189cm" svg:viewBox="0 0 175 533" draw:points="84,533 0,533 92,0 175,0">
              <text:p/>
            </draw:polygon>
            <draw:path draw:style-name="Mgr11" draw:text-style-name="MP17" draw:layer="backgroundobjects" svg:width="0.17cm" svg:height="0.532cm" svg:x="5.273cm" svg:y="2.189cm" svg:viewBox="0 0 171 533" svg:d="M79 60c0-20 5-35 13-45 9-10 22-15 38-15 13 0 24 4 31 11s10 17 10 30c0 18-4 33-12 44-8 12-21 17-38 17-28 0-42-14-42-42zM84 533h-84l66-383h83z">
              <text:p/>
            </draw:path>
            <draw:path draw:style-name="Mgr12" draw:text-style-name="MP18" draw:layer="backgroundobjects" svg:width="0.25cm" svg:height="0.396cm" svg:x="5.438cm" svg:y="2.331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1" draw:text-style-name="MP17" draw:layer="backgroundobjects" svg:width="0.304cm" svg:height="0.532cm" svg:x="5.712cm" svg:y="2.189cm" svg:viewBox="0 0 305 533" svg:d="M261 533h-83l38-224c3-16 4-29 4-41 0-28-10-42-30-42-17 0-32 13-46 39s-25 62-33 109l-27 159h-84l92-533h83c-7 41-12 73-16 95s-12 57-24 106h2c11-18 24-32 38-42 14-11 31-16 49-16 26 0 46 9 60 28s21 46 21 82c0 17-3 37-7 62z">
              <text:p/>
            </draw:path>
          </draw:g>
        </draw:g>
        <draw:g>
          <draw:g>
            <draw:polygon draw:style-name="Mgr13" draw:text-style-name="MP19" draw:layer="backgroundobjects" svg:width="0.267cm" svg:height="0.464cm" svg:x="4.008cm" svg:y="1.328cm" svg:viewBox="0 0 268 465" draw:points="102,465 25,465 89,82 0,82 14,0 268,0 255,82 166,82">
              <text:p/>
            </draw:polygon>
            <draw:path draw:style-name="Mgr13" draw:text-style-name="MP19" draw:layer="backgroundobjects" svg:width="0.251cm" svg:height="0.368cm" svg:x="4.262cm" svg:y="1.43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3" draw:text-style-name="MP19" draw:layer="backgroundobjects" svg:width="0.231cm" svg:height="0.368cm" svg:x="4.5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5cm" svg:height="0.494cm" svg:x="4.786cm" svg:y="1.298cm" svg:viewBox="0 0 276 495" svg:d="M237 495h-76l35-208c2-14 4-27 4-38 0-26-9-39-28-39-15 0-29 12-42 36-12 24-22 58-29 101l-25 148h-76l83-495h76c-6 38-12 68-15 88-4 21-11 54-22 99h2c11-17 22-30 35-40s28-15 44-15c24 0 42 9 54 27 13 18 19 43 19 76 0 15-2 34-6 57z">
              <text:p/>
            </draw:path>
            <draw:path draw:style-name="Mgr13" draw:text-style-name="MP19" draw:layer="backgroundobjects" svg:width="0.275cm" svg:height="0.361cm" svg:x="5.097cm" svg:y="1.43cm" svg:viewBox="0 0 276 362" svg:d="M237 362h-76l35-207c2-15 4-28 4-38 0-26-9-39-28-39-15 0-29 12-42 36-12 24-22 58-29 101l-25 147h-76l60-355h58l-6 66h2c24-49 54-73 89-73 24 0 42 9 54 27 13 17 19 43 19 75 0 16-2 35-6 58z">
              <text:p/>
            </draw:path>
            <draw:path draw:style-name="Mgr13" draw:text-style-name="MP19" draw:layer="backgroundobjects" svg:width="0.154cm" svg:height="0.494cm" svg:x="5.409cm" svg:y="1.298cm" svg:viewBox="0 0 155 495" svg:d="M72 56c0-18 4-32 12-42 8-9 19-14 34-14 12 0 21 3 28 10 6 6 9 16 9 28 0 17-3 31-11 41-7 11-19 16-34 16-25 0-38-13-38-39zM76 495h-76l60-356h76z">
              <text:p/>
            </draw:path>
            <draw:path draw:style-name="Mgr13" draw:text-style-name="MP19" draw:layer="backgroundobjects" svg:width="0.231cm" svg:height="0.368cm" svg:x="5.57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4cm" svg:height="0.368cm" svg:x="5.825cm" svg:y="1.43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3" draw:text-style-name="MP19" draw:layer="backgroundobjects" svg:width="0.158cm" svg:height="0.494cm" svg:x="6.118cm" svg:y="1.298cm" svg:viewBox="0 0 159 495" draw:points="76,495 0,495 83,0 159,0">
              <text:p/>
            </draw:polygon>
          </draw:g>
          <draw:g>
            <draw:polygon draw:style-name="Mgr14" draw:text-style-name="MP20" draw:layer="backgroundobjects" svg:width="0.267cm" svg:height="0.464cm" svg:x="3.977cm" svg:y="1.307cm" svg:viewBox="0 0 268 465" draw:points="102,465 25,465 89,82 0,82 14,0 268,0 255,82 166,82">
              <text:p/>
            </draw:polygon>
            <draw:path draw:style-name="Mgr15" draw:text-style-name="MP21" draw:layer="backgroundobjects" svg:width="0.251cm" svg:height="0.368cm" svg:x="4.231cm" svg:y="1.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4" draw:text-style-name="MP20" draw:layer="backgroundobjects" svg:width="0.231cm" svg:height="0.368cm" svg:x="4.519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5cm" svg:height="0.494cm" svg:x="4.755cm" svg:y="1.277cm" svg:viewBox="0 0 276 495" svg:d="M237 495h-76l35-208c2-14 4-27 4-38 0-26-9-39-28-39-15 0-29 12-42 36-12 24-22 58-29 101l-25 148h-76l83-495h76c-6 38-12 68-15 88-4 21-11 54-22 99h2c11-17 22-30 35-40s28-15 44-15c24 0 42 9 54 27 13 18 19 43 19 76 0 15-2 34-6 57z">
              <text:p/>
            </draw:path>
            <draw:path draw:style-name="Mgr14" draw:text-style-name="MP20" draw:layer="backgroundobjects" svg:width="0.275cm" svg:height="0.361cm" svg:x="5.067cm" svg:y="1.41cm" svg:viewBox="0 0 276 362" svg:d="M237 362h-76l35-207c2-15 4-28 4-38 0-26-9-39-28-39-15 0-29 12-42 36-12 24-22 58-29 101l-25 147h-76l60-355h58l-6 66h2c24-49 54-73 89-73 24 0 42 9 54 27 13 17 19 43 19 75 0 16-2 35-6 58z">
              <text:p/>
            </draw:path>
            <draw:path draw:style-name="Mgr15" draw:text-style-name="MP21" draw:layer="backgroundobjects" svg:width="0.154cm" svg:height="0.494cm" svg:x="5.378cm" svg:y="1.277cm" svg:viewBox="0 0 155 495" svg:d="M72 56c0-18 4-32 12-42 8-9 19-14 34-14 12 0 21 3 28 10 6 6 9 16 9 28 0 17-3 31-11 41-7 11-19 16-34 16-25 0-38-13-38-39zM76 495h-76l60-356h76z">
              <text:p/>
            </draw:path>
            <draw:path draw:style-name="Mgr14" draw:text-style-name="MP20" draw:layer="backgroundobjects" svg:width="0.231cm" svg:height="0.368cm" svg:x="5.545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4cm" svg:height="0.368cm" svg:x="5.794cm" svg:y="1.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4" draw:text-style-name="MP20" draw:layer="backgroundobjects" svg:width="0.158cm" svg:height="0.494cm" svg:x="6.087cm" svg:y="1.277cm" svg:viewBox="0 0 159 495" draw:points="76,495 0,495 83,0 159,0">
              <text:p/>
            </draw:polygon>
          </draw:g>
        </draw:g>
        <draw:g>
          <draw:circle draw:style-name="Mgr16" draw:text-style-name="MP22" draw:layer="backgroundobjects" svg:width="2.14cm" svg:height="2.14cm" svg:x="0.908cm" svg:y="0.914cm">
            <text:p/>
          </draw:circle>
          <draw:path draw:style-name="Mgr17" draw:text-style-name="MP23" draw:layer="backgroundobjects" svg:width="2.139cm" svg:height="2.139cm" svg:x="0.908cm" svg:y="0.914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
            <text:p/>
          </draw:path>
          <draw:polygon draw:style-name="Mgr18" draw:text-style-name="MP24" draw:layer="backgroundobjects" svg:width="0.555cm" svg:height="0.06cm" draw:transform="skewX (-0.00244346095279202) rotate (-0.785398163397449) translate (1.29928027681661cm 1.30528027681661cm)" svg:viewBox="0 0 556 61" draw:points="0,0 556,0 511,61 13,13">
            <text:p/>
          </draw:polygon>
          <draw:polygon draw:style-name="Mgr18" draw:text-style-name="MP24" draw:layer="backgroundobjects" svg:width="0.555cm" svg:height="0.06cm" draw:transform="skewX (0.00244346095279212) rotate (2.35619449019235) translate (2.65736233316856cm 2.66336233316856cm)" svg:viewBox="0 0 556 61" draw:points="0,0 556,0 512,61 13,13">
            <text:p/>
          </draw:polygon>
          <draw:polygon draw:style-name="Mgr18" draw:text-style-name="MP24" draw:layer="backgroundobjects" svg:width="0.555cm" svg:height="0.06cm" draw:transform="rotate (0.785398163397448) translate (1.29928027681661cm 2.66336233316856cm)" svg:viewBox="0 0 556 61" draw:points="0,0 556,0 511,61 13,13">
            <text:p/>
          </draw:polygon>
          <draw:polygon draw:style-name="Mgr18" draw:text-style-name="MP24" draw:layer="backgroundobjects" svg:width="0.555cm" svg:height="0.06cm" draw:transform="rotate (-2.35619449019235) translate (2.65700494315373cm 1.30528027681661cm)" svg:viewBox="0 0 556 61" draw:points="0,0 556,0 511,61 13,13">
            <text:p/>
          </draw:polygon>
          <draw:path draw:style-name="Mgr19" draw:text-style-name="MP24" draw:layer="backgroundobjects" svg:width="2.139cm" svg:height="2.139cm" svg:x="0.908cm" svg:y="0.914cm" svg:viewBox="0 0 2140 2140" svg:d="M1267 873l866 64c5 43 7 87 7 133s-2 90-7 133l-866 64-64 866c-43 5-87 7-133 7s-90-2-133-7l-64-866-866-64c-5-43-7-87-7-133s2-90 7-133l866-64 64-866c43-5 87-7 133-7s90 2 133 7z">
            <text:p/>
          </draw:path>
          <draw:path draw:style-name="Mgr20" draw:text-style-name="MP25" draw:layer="backgroundobjects" svg:width="2.168cm" svg:height="2.168cm" svg:x="0.894cm" svg:y="0.9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
            <text:p/>
          </draw:path>
        </draw:g>
      </draw:g>
      <draw:path draw:style-name="Mgr21" draw:text-style-name="MP15" draw:layer="backgroundobjects" svg:width="0.992cm" svg:height="0.304cm" draw:transform="rotate (1.69523830246209) translate (6.76622557271453cm 2.00622620054139cm)" svg:viewBox="0 0 993 305" svg:d="M0 50c269 1 1030-173 992 124-37 298-707 13-992-124z">
        <text:p/>
      </draw:path>
      <draw:path draw:style-name="Mgr22" draw:text-style-name="MP26" draw:layer="backgroundobjects" svg:width="19.906cm" svg:height="1.999cm" svg:x="6.701cm" svg:y="1cm" svg:viewBox="0 0 19907 2000" svg:d="M115 2000c-400 0 400-2000 0-2000 4333 0 15392 0 19792 0 0 667 0 1333 0 2000-4400 0-15459 0-19792 0z">
        <text:p/>
      </draw:path>
      <draw:frame draw:style-name="Mgr23" draw:text-style-name="MP28" draw:layer="backgroundobjects" svg:width="7cm" svg:height="1.85cm" svg:x="8.9cm" svg:y="1cm">
        <draw:text-box>
          <text:p text:style-name="MP27"><text:span text:style-name="MT3">ComputerPhile</text:span></text:p>
        </draw:text-box>
      </draw:frame>
      <draw:frame draw:style-name="Mgr24" draw:text-style-name="MP30" draw:layer="backgroundobjects" svg:width="10.6cm" svg:height="1.347cm" svg:x="15.8cm" svg:y="1.261cm">
        <draw:text-box>
          <text:p text:style-name="MP29"><text:span text:style-name="MT4">Characters, symbols </text:span><text:span text:style-name="MT4"><text:line-break/></text:span><text:span text:style-name="MT4">and the Unicode “miracle”</text:span></text:p>
        </draw:text-box>
      </draw:frame>
      <draw:frame draw:style-name="Mgr25" draw:text-style-name="MP31" draw:layer="backgroundobjects" svg:width="1.417cm" svg:height="1.153cm" draw:transform="skewX (-0.00174532925199436) rotate (-0.27087509990952) translate (25.707cm 19.4cm)">
        <draw:image xlink:href="Pictures/100000000000024F000001E0D67429AC811386A9.jpg" xlink:type="simple" xlink:show="embed" xlink:actuate="onLoad" draw:mime-type="image/jpeg">
          <text:p/>
        </draw:image>
      </draw:frame>
      <draw:frame draw:style-name="Mgr26" draw:text-style-name="MP32" draw:layer="backgroundobjects" svg:width="1.8cm" svg:height="0.8cm" svg:x="22.4cm" svg:y="19.8cm">
        <draw:text-box>
          <text:p text:style-name="MP29"><text:span text:style-name="MT5">Folio</text:span></text:p>
        </draw:text-box>
      </draw:frame>
      <draw:frame draw:style-name="Mgr27" draw:text-style-name="MP34" draw:layer="backgroundobjects" svg:width="1.8cm" svg:height="0.96cm" svg:x="2cm" svg:y="19.8cm">
        <draw:text-box>
          <text:p text:style-name="MP33"><text:span text:style-name="MT6">► </text:span><text:span text:style-name="MT7">§</text:span></text:p>
        </draw:text-box>
      </draw:frame>
      <draw:frame draw:style-name="Mgr28" draw:text-style-name="MP8" draw:layer="backgroundobjects" svg:width="1.705cm" svg:height="1.705cm" svg:x="7.296cm" svg:y="1.146cm">
        <draw:image xlink:href="Pictures/10000001000000B0000000B0775F6D2B2B350A60.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çois, Pascal GIRAULT</meta:initial-creator>
    <meta:creation-date>2017-09-08T14:49:39.463000000</meta:creation-date>
    <dc:date>2023-01-17T19:54:45.903545683</dc:date>
    <meta:editing-duration>P1DT1H46M53S</meta:editing-duration>
    <meta:editing-cycles>221</meta:editing-cycles>
    <meta:generator>LibreOffice/7.4.2.3$Linux_X86_64 LibreOffice_project/40$Build-3</meta:generator>
    <meta:document-statistic meta:object-count="277"/>
  </office:meta>
</office:document-meta>
</file>